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5.6306in" table:align="left"/>
    </style:style>
    <style:style style:name="Table3.A" style:family="table-column">
      <style:table-column-properties style:column-width="0.234in"/>
    </style:style>
    <style:style style:name="Table3.B" style:family="table-column">
      <style:table-column-properties style:column-width="0.5569in"/>
    </style:style>
    <style:style style:name="Table3.C" style:family="table-column">
      <style:table-column-properties style:column-width="0.3438in"/>
    </style:style>
    <style:style style:name="Table3.D" style:family="table-column">
      <style:table-column-properties style:column-width="0.2236in"/>
    </style:style>
    <style:style style:name="Table3.E" style:family="table-column">
      <style:table-column-properties style:column-width="0.5938in"/>
    </style:style>
    <style:style style:name="Table3.G" style:family="table-column">
      <style:table-column-properties style:column-width="0.2403in"/>
    </style:style>
    <style:style style:name="Table3.H" style:family="table-column">
      <style:table-column-properties style:column-width="0.5243in"/>
    </style:style>
    <style:style style:name="Table3.J" style:family="table-column">
      <style:table-column-properties style:column-width="0.2153in"/>
    </style:style>
    <style:style style:name="Table3.K" style:family="table-column">
      <style:table-column-properties style:column-width="0.6729in"/>
    </style:style>
    <style:style style:name="Table3.M" style:family="table-column">
      <style:table-column-properties style:column-width="0.2215in"/>
    </style:style>
    <style:style style:name="Table3.N" style:family="table-column">
      <style:table-column-properties style:column-width="0.4292in"/>
    </style:style>
    <style:style style:name="Table3.1" style:family="table-row"/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2944in" fo:margin-left="0in" table:align="left"/>
    </style:style>
    <style:style style:name="Table7.A" style:family="table-column">
      <style:table-column-properties style:column-width="0.3576in"/>
    </style:style>
    <style:style style:name="Table7.B" style:family="table-column">
      <style:table-column-properties style:column-width="0.9403in"/>
    </style:style>
    <style:style style:name="Table7.C" style:family="table-column">
      <style:table-column-properties style:column-width="0.3396in"/>
    </style:style>
    <style:style style:name="Table7.D" style:family="table-column">
      <style:table-column-properties style:column-width="0.9368in"/>
    </style:style>
    <style:style style:name="Table7.F" style:family="table-column">
      <style:table-column-properties style:column-width="0.9285in"/>
    </style:style>
    <style:style style:name="Table7.H" style:family="table-column">
      <style:table-column-properties style:column-width="0.8215in"/>
    </style:style>
    <style:style style:name="Table7.I" style:family="table-column">
      <style:table-column-properties style:column-width="0.3549in"/>
    </style:style>
    <style:style style:name="Table7.J" style:family="table-column">
      <style:table-column-properties style:column-width="0.9361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8743in" table:align="left"/>
    </style:style>
    <style:style style:name="Table4.A" style:family="table-column">
      <style:table-column-properties style:column-width="0.3257in"/>
    </style:style>
    <style:style style:name="Table4.B" style:family="table-column">
      <style:table-column-properties style:column-width="0.5979in"/>
    </style:style>
    <style:style style:name="Table4.C" style:family="table-column">
      <style:table-column-properties style:column-width="0.3889in"/>
    </style:style>
    <style:style style:name="Table4.E" style:family="table-column">
      <style:table-column-properties style:column-width="0.5875in"/>
    </style:style>
    <style:style style:name="Table4.G" style:family="table-column">
      <style:table-column-properties style:column-width="0.3528in"/>
    </style:style>
    <style:style style:name="Table4.H" style:family="table-column">
      <style:table-column-properties style:column-width="0.518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208in" table:align="left"/>
    </style:style>
    <style:style style:name="Table5.A" style:family="table-column">
      <style:table-column-properties style:column-width="0.2542in"/>
    </style:style>
    <style:style style:name="Table5.B" style:family="table-column">
      <style:table-column-properties style:column-width="0.4063in"/>
    </style:style>
    <style:style style:name="Table5.C" style:family="table-column">
      <style:table-column-properties style:column-width="0.2424in"/>
    </style:style>
    <style:style style:name="Table5.D" style:family="table-column">
      <style:table-column-properties style:column-width="0.3951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G" style:family="table-column">
      <style:table-column-properties style:column-width="0.2333in"/>
    </style:style>
    <style:style style:name="Table5.H" style:family="table-column">
      <style:table-column-properties style:column-width="0.3854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3.8167in" table:align="left"/>
    </style:style>
    <style:style style:name="Table2.A" style:family="table-column">
      <style:table-column-properties style:column-width="0.8917in"/>
    </style:style>
    <style:style style:name="Table2.B" style:family="table-column">
      <style:table-column-properties style:column-width="0.6507in"/>
    </style:style>
    <style:style style:name="Table2.C" style:family="table-column">
      <style:table-column-properties style:column-width="0.7403in"/>
    </style:style>
    <style:style style:name="Table2.D" style:family="table-column">
      <style:table-column-properties style:column-width="1.534in"/>
    </style:style>
    <style:style style:name="Table2.1" style:family="table-row"/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essio" fo:font-size="16pt" officeooo:rsid="058d5195" officeooo:paragraph-rsid="058d5195" style:font-size-asian="16pt" style:font-size-complex="16pt"/>
    </style:style>
    <style:style style:name="P2" style:family="paragraph" style:parent-style-name="Standard">
      <style:text-properties style:font-name="essio" fo:font-size="16pt" officeooo:rsid="056449ea" officeooo:paragraph-rsid="058d5195" style:font-size-asian="16pt" style:font-size-complex="16pt"/>
    </style:style>
    <style:style style:name="P3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4" style:family="paragraph" style:parent-style-name="Standard">
      <style:text-properties style:font-name="DejaVu Sans" fo:font-size="16pt" officeooo:rsid="0044d4e9" officeooo:paragraph-rsid="051d8bee" style:font-size-asian="16pt" style:font-size-complex="16pt"/>
    </style:style>
    <style:style style:name="P5" style:family="paragraph" style:parent-style-name="Standard">
      <style:text-properties style:font-name="DejaVu Sans" fo:font-size="16pt" officeooo:rsid="058f158b" officeooo:paragraph-rsid="058f158b" style:font-size-asian="16pt" style:font-size-complex="16pt"/>
    </style:style>
    <style:style style:name="P6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7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8" style:family="paragraph" style:parent-style-name="Standard">
      <style:text-properties style:font-name="DejaVu Sans" fo:font-size="16pt" style:text-underline-style="none" officeooo:rsid="01a3685c" officeooo:paragraph-rsid="02c897c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officeooo:rsid="00e39033" officeooo:paragraph-rsid="051d8be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rsid="0433b486" officeooo:paragraph-rsid="051f52a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rsid="0516f5d8" officeooo:paragraph-rsid="051f52a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rsid="04322195" officeooo:paragraph-rsid="051f52a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rsid="01480274" officeooo:paragraph-rsid="051d8be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rsid="0520e53d" officeooo:paragraph-rsid="0520e53d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rsid="00af901d" officeooo:paragraph-rsid="051d8bee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officeooo:rsid="04358656" officeooo:paragraph-rsid="051f52a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4pt" officeooo:rsid="017fda2a" officeooo:paragraph-rsid="051d8be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4pt" officeooo:rsid="05264a0e" officeooo:paragraph-rsid="05264a0e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4pt" fo:font-weight="normal" officeooo:rsid="0433b486" officeooo:paragraph-rsid="051f52a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4pt" fo:font-weight="normal" officeooo:rsid="05264a0e" officeooo:paragraph-rsid="05264a0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4pt" fo:font-weight="normal" officeooo:rsid="0520e53d" officeooo:paragraph-rsid="0520e53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4pt" fo:font-weight="normal" officeooo:rsid="052560bc" officeooo:paragraph-rsid="052560b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4pt" fo:font-weight="bold" officeooo:rsid="04322195" officeooo:paragraph-rsid="051f52a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4pt" fo:font-weight="bold" officeooo:rsid="04358656" officeooo:paragraph-rsid="051f52a9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essiah" fo:font-size="16pt" style:text-underline-style="none" officeooo:rsid="04bee1f5" officeooo:paragraph-rsid="04c254d0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ssiah" fo:font-size="14pt" officeooo:rsid="00af901d" officeooo:paragraph-rsid="051d8bee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essiah" fo:font-size="14pt" officeooo:rsid="04321c04" officeooo:paragraph-rsid="051f52a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essiah" fo:font-size="14pt" officeooo:rsid="0516f5d8" officeooo:paragraph-rsid="051f52a9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essiah" fo:font-size="14pt" officeooo:rsid="0520e53d" officeooo:paragraph-rsid="0520e53d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essiah" fo:font-size="14pt" officeooo:rsid="04358656" officeooo:paragraph-rsid="051f52a9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essiah" fo:font-size="14pt" officeooo:rsid="017fda2a" officeooo:paragraph-rsid="051d8bee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essiah" fo:font-size="14pt" officeooo:rsid="052560bc" officeooo:paragraph-rsid="052560bc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essiah" fo:font-size="14pt" officeooo:rsid="05264a0e" officeooo:paragraph-rsid="05264a0e" style:font-size-asian="14pt" style:font-size-complex="14pt"/>
    </style:style>
    <style:style style:name="P34" style:family="paragraph" style:parent-style-name="Standard">
      <style:text-properties style:font-name="essiah" fo:font-size="32pt" officeooo:rsid="0004f4f5" officeooo:paragraph-rsid="005cc315" style:font-size-asian="32pt" style:font-size-complex="32pt"/>
    </style:style>
    <style:style style:name="P35" style:family="paragraph" style:parent-style-name="Standard">
      <style:text-properties style:font-name="DejaVu Sans" fo:font-size="16pt" officeooo:rsid="05b922b9" officeooo:paragraph-rsid="0145c97a" style:font-size-asian="16pt" style:font-size-complex="16pt"/>
    </style:style>
    <style:style style:name="P36" style:family="paragraph" style:parent-style-name="Standard">
      <style:text-properties style:font-name="DejaVu Sans" fo:font-size="16pt" style:text-underline-style="solid" style:text-underline-width="auto" style:text-underline-color="font-color" officeooo:rsid="058f158b" officeooo:paragraph-rsid="058f158b" style:font-size-asian="16pt" style:font-size-complex="16pt"/>
    </style:style>
    <style:style style:name="P37" style:family="paragraph" style:parent-style-name="Standard">
      <style:text-properties style:font-name="DejaVu Sans" fo:font-size="16pt" style:text-underline-style="solid" style:text-underline-width="auto" style:text-underline-color="font-color" officeooo:rsid="015ad2b0" officeooo:paragraph-rsid="015ad2b0" style:font-size-asian="16pt" style:font-size-complex="16pt"/>
    </style:style>
    <style:style style:name="P38" style:family="paragraph" style:parent-style-name="Standard">
      <style:text-properties style:font-name="DejaVu Sans" fo:font-size="16pt" style:text-underline-style="solid" style:text-underline-width="auto" style:text-underline-color="font-color" officeooo:rsid="058bd695" officeooo:paragraph-rsid="058bd695" style:font-size-asian="16pt" style:font-size-complex="16pt"/>
    </style:style>
    <style:style style:name="P39" style:family="paragraph" style:parent-style-name="Standard">
      <style:text-properties style:font-name="DejaVu Sans" fo:font-size="16pt" style:text-underline-style="solid" style:text-underline-width="auto" style:text-underline-color="font-color" officeooo:rsid="00d19dae" officeooo:paragraph-rsid="00d19dae" style:font-size-asian="16pt" style:font-size-complex="16pt"/>
    </style:style>
    <style:style style:name="P40" style:family="paragraph" style:parent-style-name="Standard">
      <style:text-properties style:font-name="DejaVu Sans" fo:font-size="16pt" style:text-underline-style="solid" style:text-underline-width="auto" style:text-underline-color="font-color" officeooo:rsid="002aa12c" officeooo:paragraph-rsid="00619987" style:font-size-asian="16pt" style:font-size-complex="16pt"/>
    </style:style>
    <style:style style:name="P41" style:family="paragraph" style:parent-style-name="Standard">
      <style:text-properties style:font-name="DejaVu Sans" fo:font-size="16pt" style:text-underline-style="solid" style:text-underline-width="auto" style:text-underline-color="font-color" officeooo:rsid="0083f1c1" officeooo:paragraph-rsid="02c897c2" style:font-size-asian="16pt" style:font-size-complex="16pt"/>
    </style:style>
    <style:style style:name="P42" style:family="paragraph" style:parent-style-name="Standard">
      <style:text-properties style:font-name="DejaVu Sans" fo:font-size="16pt" style:text-underline-style="solid" style:text-underline-width="auto" style:text-underline-color="font-color" officeooo:rsid="004bbec1" officeooo:paragraph-rsid="02cb5702" style:font-size-asian="16pt" style:font-size-complex="16pt"/>
    </style:style>
    <style:style style:name="P43" style:family="paragraph" style:parent-style-name="Standard">
      <style:text-properties style:font-name="DejaVu Sans" fo:font-size="16pt" style:text-underline-style="solid" style:text-underline-width="auto" style:text-underline-color="font-color" officeooo:rsid="0596d938" officeooo:paragraph-rsid="0596d938" style:font-size-asian="16pt" style:font-size-complex="16pt"/>
    </style:style>
    <style:style style:name="P44" style:family="paragraph" style:parent-style-name="Standard">
      <style:text-properties style:font-name="DejaVu Sans" fo:font-size="16pt" style:text-underline-style="solid" style:text-underline-width="auto" style:text-underline-color="font-color" officeooo:rsid="05b922b9" officeooo:paragraph-rsid="05b922b9" style:font-size-asian="16pt" style:font-size-complex="16pt"/>
    </style:style>
    <style:style style:name="P45" style:family="paragraph" style:parent-style-name="Standard">
      <style:text-properties style:font-name="DejaVu Sans" fo:font-size="16pt" style:text-underline-style="solid" style:text-underline-width="auto" style:text-underline-color="font-color" fo:font-weight="normal" officeooo:rsid="0599e3f2" officeooo:paragraph-rsid="0599e3f2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DejaVu Sans" fo:font-size="14pt" officeooo:rsid="00a0220c" officeooo:paragraph-rsid="00a0220c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DejaVu Sans" fo:font-size="14pt" officeooo:rsid="00a0220c" officeooo:paragraph-rsid="014b0132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DejaVu Sans" fo:font-size="14pt" officeooo:rsid="00a0b359" officeooo:paragraph-rsid="00a0b35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DejaVu Sans" fo:font-size="14pt" officeooo:rsid="00a0b359" officeooo:paragraph-rsid="014b0132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DejaVu Sans" fo:font-size="14pt" officeooo:rsid="01480274" officeooo:paragraph-rsid="01480274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DejaVu Sans" fo:font-size="14pt" officeooo:rsid="00e40673" officeooo:paragraph-rsid="00e40673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DejaVu Sans" fo:font-size="14pt" officeooo:rsid="027dc0ae" officeooo:paragraph-rsid="027dc0ae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DejaVu Sans" fo:font-size="14pt" officeooo:rsid="0149910e" officeooo:paragraph-rsid="0149910e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DejaVu Sans" fo:font-size="14pt" officeooo:rsid="01d41cd1" officeooo:paragraph-rsid="01d41cd1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style:font-name="DejaVu Sans" fo:font-size="14pt" officeooo:rsid="01255848" officeooo:paragraph-rsid="056867ab" style:font-size-asian="14pt" style:font-size-complex="14pt"/>
    </style:style>
    <style:style style:name="P56" style:family="paragraph" style:parent-style-name="Standard">
      <style:text-properties style:font-name="DejaVu Sans" fo:font-size="14pt" officeooo:rsid="03bc2088" officeooo:paragraph-rsid="03bd3d7a" style:font-size-asian="14pt" style:font-size-complex="14pt"/>
    </style:style>
    <style:style style:name="P57" style:family="paragraph" style:parent-style-name="Standard">
      <style:text-properties style:font-name="DejaVu Sans" fo:font-size="14pt" officeooo:rsid="0112f06a" officeooo:paragraph-rsid="015d5f54" style:font-size-asian="14pt" style:font-size-complex="14pt"/>
    </style:style>
    <style:style style:name="P58" style:family="paragraph" style:parent-style-name="Standard">
      <style:text-properties style:font-name="DejaVu Sans" fo:font-size="14pt" officeooo:rsid="056449ea" officeooo:paragraph-rsid="058d5195" style:font-size-asian="14pt" style:font-size-complex="14pt"/>
    </style:style>
    <style:style style:name="P59" style:family="paragraph" style:parent-style-name="Standard">
      <style:text-properties style:font-name="DejaVu Sans" fo:font-size="14pt" officeooo:rsid="002aa12c" officeooo:paragraph-rsid="013b85f3" style:font-size-asian="14pt" style:font-size-complex="14pt"/>
    </style:style>
    <style:style style:name="P60" style:family="paragraph" style:parent-style-name="Standard">
      <style:text-properties style:font-name="DejaVu Sans" fo:font-size="14pt" officeooo:rsid="002aa12c" officeooo:paragraph-rsid="00619987" style:font-size-asian="14pt" style:font-size-complex="14pt"/>
    </style:style>
    <style:style style:name="P61" style:family="paragraph" style:parent-style-name="Standard">
      <style:text-properties style:font-name="DejaVu Sans" fo:font-size="14pt" officeooo:rsid="010a3485" officeooo:paragraph-rsid="010a3485" style:font-size-asian="14pt" style:font-size-complex="14pt"/>
    </style:style>
    <style:style style:name="P62" style:family="paragraph" style:parent-style-name="Standard">
      <style:text-properties style:font-name="DejaVu Sans" fo:font-size="14pt" officeooo:rsid="004bbec1" officeooo:paragraph-rsid="028e8998" style:font-size-asian="14pt" style:font-size-complex="14pt"/>
    </style:style>
    <style:style style:name="P63" style:family="paragraph" style:parent-style-name="Standard">
      <style:text-properties style:font-name="DejaVu Sans" fo:font-size="14pt" officeooo:rsid="01916cb1" officeooo:paragraph-rsid="03a24c74" style:font-size-asian="14pt" style:font-size-complex="14pt"/>
    </style:style>
    <style:style style:name="P64" style:family="paragraph" style:parent-style-name="Standard">
      <style:text-properties style:font-name="DejaVu Sans" fo:font-size="14pt" officeooo:rsid="01876427" officeooo:paragraph-rsid="028e8998" style:font-size-asian="14pt" style:font-size-complex="14pt"/>
    </style:style>
    <style:style style:name="P65" style:family="paragraph" style:parent-style-name="Standard">
      <style:text-properties style:font-name="DejaVu Sans" fo:font-size="14pt" officeooo:rsid="03351f8e" officeooo:paragraph-rsid="03351f8e" style:font-size-asian="14pt" style:font-size-complex="14pt"/>
    </style:style>
    <style:style style:name="P66" style:family="paragraph" style:parent-style-name="Standard">
      <style:text-properties style:font-name="DejaVu Sans" fo:font-size="14pt" officeooo:rsid="016deff9" officeooo:paragraph-rsid="028e8998" style:font-size-asian="14pt" style:font-size-complex="14pt"/>
    </style:style>
    <style:style style:name="P67" style:family="paragraph" style:parent-style-name="Standard">
      <style:text-properties style:font-name="DejaVu Sans" fo:font-size="14pt" officeooo:rsid="019bd3d6" officeooo:paragraph-rsid="019d7704" style:font-size-asian="14pt" style:font-size-complex="14pt"/>
    </style:style>
    <style:style style:name="P68" style:family="paragraph" style:parent-style-name="Standard">
      <style:text-properties style:font-name="DejaVu Sans" fo:font-size="14pt" officeooo:rsid="002f4463" officeooo:paragraph-rsid="020c78ba" style:font-size-asian="14pt" style:font-size-complex="14pt"/>
    </style:style>
    <style:style style:name="P69" style:family="paragraph" style:parent-style-name="Standard">
      <style:text-properties style:font-name="DejaVu Sans" fo:font-size="14pt" officeooo:rsid="00fc0d14" officeooo:paragraph-rsid="020c78ba" style:font-size-asian="14pt" style:font-size-complex="14pt"/>
    </style:style>
    <style:style style:name="P70" style:family="paragraph" style:parent-style-name="Standard">
      <style:text-properties style:font-name="DejaVu Sans" fo:font-size="14pt" officeooo:rsid="00f74d67" officeooo:paragraph-rsid="01a08757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DejaVu Sans" fo:font-size="14pt" fo:font-weight="bold" officeooo:rsid="0149910e" officeooo:paragraph-rsid="0149910e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DejaVu Sans" fo:font-size="14pt" fo:font-weight="bold" officeooo:rsid="00b7127c" officeooo:paragraph-rsid="058d519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DejaVu Sans" fo:font-size="14pt" fo:font-weight="bold" officeooo:rsid="00b7127c" officeooo:paragraph-rsid="05a62d3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DejaVu Sans" fo:font-size="14pt" fo:font-weight="bold" officeooo:rsid="00eaf781" officeooo:paragraph-rsid="058d519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DejaVu Sans" fo:font-size="14pt" fo:font-weight="normal" officeooo:rsid="01d41cd1" officeooo:paragraph-rsid="01d41cd1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DejaVu Sans" fo:font-size="14pt" fo:font-weight="normal" officeooo:rsid="00b3aae6" officeooo:paragraph-rsid="00a0b359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DejaVu Sans" fo:font-size="14pt" fo:font-weight="normal" officeooo:rsid="00e68aab" officeooo:paragraph-rsid="00e40673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DejaVu Sans" fo:font-size="14pt" fo:font-weight="normal" officeooo:rsid="014c40f0" officeooo:paragraph-rsid="014c40f0" style:font-size-asian="14pt" style:font-weight-asian="normal" style:font-size-complex="14pt" style:font-weight-complex="normal"/>
    </style:style>
    <style:style style:name="P79" style:family="paragraph" style:parent-style-name="Standard">
      <style:text-properties style:font-name="DejaVu Sans" fo:font-size="14pt" style:text-underline-style="none" fo:font-weight="normal" officeooo:rsid="0302cde8" officeooo:paragraph-rsid="05b922b9" style:font-size-asian="14pt" style:font-weight-asian="normal" style:font-size-complex="14pt" style:font-weight-complex="normal"/>
    </style:style>
    <style:style style:name="P80" style:family="paragraph" style:parent-style-name="Standard">
      <style:text-properties style:font-name="DejaVu Sans" fo:font-size="14pt" style:text-underline-style="none" fo:font-weight="normal" officeooo:rsid="0269eec5" officeooo:paragraph-rsid="0599e3f2" style:font-size-asian="14pt" style:font-weight-asian="normal" style:font-size-complex="14pt" style:font-weight-complex="normal"/>
    </style:style>
    <style:style style:name="P81" style:family="paragraph" style:parent-style-name="Standard">
      <style:text-properties style:font-name="DejaVu Sans" fo:font-size="14pt" style:text-underline-style="none" officeooo:rsid="00d19dae" officeooo:paragraph-rsid="00d19dae" style:font-size-asian="14pt" style:font-size-complex="14pt"/>
    </style:style>
    <style:style style:name="P82" style:family="paragraph" style:parent-style-name="Standard">
      <style:text-properties style:font-name="DejaVu Sans" fo:font-size="14pt" style:text-underline-style="none" officeooo:rsid="002aa12c" officeooo:paragraph-rsid="00619987" style:font-size-asian="14pt" style:font-size-complex="14pt"/>
    </style:style>
    <style:style style:name="P83" style:family="paragraph" style:parent-style-name="Standard">
      <style:text-properties style:font-name="DejaVu Sans" fo:font-size="14pt" style:text-underline-style="none" officeooo:rsid="010c327c" officeooo:paragraph-rsid="013b85f3" style:font-size-asian="14pt" style:font-size-complex="14pt"/>
    </style:style>
    <style:style style:name="P84" style:family="paragraph" style:parent-style-name="Standard">
      <style:text-properties style:font-name="DejaVu Sans" fo:font-size="14pt" style:text-underline-style="none" officeooo:rsid="006d48ee" officeooo:paragraph-rsid="028e8998" style:font-size-asian="14pt" style:font-size-complex="14pt"/>
    </style:style>
    <style:style style:name="P85" style:family="paragraph" style:parent-style-name="Standard">
      <style:text-properties style:font-name="DejaVu Sans" fo:font-size="14pt" style:text-underline-style="none" officeooo:rsid="00628e40" officeooo:paragraph-rsid="028e8998" style:font-size-asian="14pt" style:font-size-complex="14pt"/>
    </style:style>
    <style:style style:name="P86" style:family="paragraph" style:parent-style-name="Standard">
      <style:text-properties style:font-name="DejaVu Sans" fo:font-size="14pt" style:text-underline-style="none" officeooo:rsid="0540b834" officeooo:paragraph-rsid="0540b834" style:font-size-asian="14pt" style:font-size-complex="14pt"/>
    </style:style>
    <style:style style:name="P87" style:family="paragraph" style:parent-style-name="Standard">
      <style:text-properties style:font-name="DejaVu Sans" fo:font-size="14pt" style:text-underline-style="none" officeooo:rsid="01916cb1" officeooo:paragraph-rsid="03a24c74" style:font-size-asian="14pt" style:font-size-complex="14pt"/>
    </style:style>
    <style:style style:name="P88" style:family="paragraph" style:parent-style-name="Standard">
      <style:text-properties style:font-name="DejaVu Sans" fo:font-size="14pt" style:text-underline-style="none" officeooo:rsid="03d67f19" officeooo:paragraph-rsid="03a24c74" style:font-size-asian="14pt" style:font-size-complex="14pt"/>
    </style:style>
    <style:style style:name="P89" style:family="paragraph" style:parent-style-name="Standard">
      <style:text-properties style:font-name="DejaVu Sans" fo:font-size="14pt" style:text-underline-style="none" officeooo:rsid="03d67f19" officeooo:paragraph-rsid="03d67f19" style:font-size-asian="14pt" style:font-size-complex="14pt"/>
    </style:style>
    <style:style style:name="P90" style:family="paragraph" style:parent-style-name="Standard">
      <style:text-properties style:font-name="DejaVu Sans" fo:font-size="14pt" style:text-underline-style="none" officeooo:rsid="01876427" officeooo:paragraph-rsid="028e8998" style:font-size-asian="14pt" style:font-size-complex="14pt"/>
    </style:style>
    <style:style style:name="P91" style:family="paragraph" style:parent-style-name="Standard">
      <style:text-properties style:font-name="DejaVu Sans" fo:font-size="14pt" style:text-underline-style="none" officeooo:rsid="03a6d1c6" officeooo:paragraph-rsid="0402a786" style:font-size-asian="14pt" style:font-size-complex="14pt"/>
    </style:style>
    <style:style style:name="P92" style:family="paragraph" style:parent-style-name="Standard">
      <style:text-properties style:font-name="DejaVu Sans" fo:font-size="14pt" style:text-underline-style="none" officeooo:rsid="03a6d1c6" officeooo:paragraph-rsid="03ad38dd" style:font-size-asian="14pt" style:font-size-complex="14pt"/>
    </style:style>
    <style:style style:name="P93" style:family="paragraph" style:parent-style-name="Standard">
      <style:text-properties style:font-name="DejaVu Sans" fo:font-size="14pt" style:text-underline-style="none" officeooo:rsid="05327dcd" officeooo:paragraph-rsid="05327dcd" style:font-size-asian="14pt" style:font-size-complex="14pt"/>
    </style:style>
    <style:style style:name="P94" style:family="paragraph" style:parent-style-name="Standard">
      <style:text-properties style:font-name="DejaVu Sans" fo:font-size="14pt" style:text-underline-style="none" officeooo:rsid="016fcc2f" officeooo:paragraph-rsid="040fa2e3" style:font-size-asian="14pt" style:font-size-complex="14pt"/>
    </style:style>
    <style:style style:name="P95" style:family="paragraph" style:parent-style-name="Standard">
      <style:text-properties style:font-name="DejaVu Sans" fo:font-size="14pt" style:text-underline-style="none" officeooo:rsid="016fcc2f" officeooo:paragraph-rsid="040d48d3" style:font-size-asian="14pt" style:font-size-complex="14pt"/>
    </style:style>
    <style:style style:name="P96" style:family="paragraph" style:parent-style-name="Standard">
      <style:text-properties style:font-name="DejaVu Sans" fo:font-size="14pt" style:text-underline-style="none" officeooo:rsid="02d05cc0" officeooo:paragraph-rsid="04866664" style:font-size-asian="14pt" style:font-size-complex="14pt"/>
    </style:style>
    <style:style style:name="P97" style:family="paragraph" style:parent-style-name="Standard">
      <style:text-properties style:font-name="DejaVu Sans" fo:font-size="14pt" style:text-underline-style="none" officeooo:rsid="02ced49f" officeooo:paragraph-rsid="040fa2e3" style:font-size-asian="14pt" style:font-size-complex="14pt"/>
    </style:style>
    <style:style style:name="P98" style:family="paragraph" style:parent-style-name="Standard">
      <style:text-properties style:font-name="DejaVu Sans" fo:font-size="14pt" style:text-underline-style="none" officeooo:rsid="0470b86f" officeooo:paragraph-rsid="0473a1d6" style:font-size-asian="14pt" style:font-size-complex="14pt"/>
    </style:style>
    <style:style style:name="P99" style:family="paragraph" style:parent-style-name="Standard">
      <style:text-properties style:font-name="DejaVu Sans" fo:font-size="14pt" style:text-underline-style="none" officeooo:rsid="03b183cf" officeooo:paragraph-rsid="03b183cf" style:font-size-asian="14pt" style:font-size-complex="14pt"/>
    </style:style>
    <style:style style:name="P100" style:family="paragraph" style:parent-style-name="Standard">
      <style:text-properties style:font-name="DejaVu Sans" fo:font-size="14pt" style:text-underline-style="none" officeooo:rsid="002c9260" officeooo:paragraph-rsid="041637c6" style:font-size-asian="14pt" style:font-size-complex="14pt"/>
    </style:style>
    <style:style style:name="P101" style:family="paragraph" style:parent-style-name="Standard">
      <style:text-properties style:font-name="DejaVu Sans" fo:font-size="14pt" style:text-underline-style="none" officeooo:rsid="0304f44d" officeooo:paragraph-rsid="0306a013" style:font-size-asian="14pt" style:font-size-complex="14pt"/>
    </style:style>
    <style:style style:name="P102" style:family="paragraph" style:parent-style-name="Standard">
      <style:text-properties style:font-name="DejaVu Sans" fo:font-size="14pt" style:text-underline-style="none" officeooo:rsid="03096517" officeooo:paragraph-rsid="03096517" style:font-size-asian="14pt" style:font-size-complex="14pt"/>
    </style:style>
    <style:style style:name="P103" style:family="paragraph" style:parent-style-name="Standard">
      <style:text-properties style:font-name="DejaVu Sans" fo:font-size="14pt" style:text-underline-style="none" officeooo:rsid="03085e52" officeooo:paragraph-rsid="03085e52" style:font-size-asian="14pt" style:font-size-complex="14pt"/>
    </style:style>
    <style:style style:name="P104" style:family="paragraph" style:parent-style-name="Standard">
      <style:text-properties style:font-name="DejaVu Sans" fo:font-size="14pt" style:text-underline-style="none" officeooo:rsid="030e174f" officeooo:paragraph-rsid="030e174f" style:font-size-asian="14pt" style:font-size-complex="14pt"/>
    </style:style>
    <style:style style:name="P105" style:family="paragraph" style:parent-style-name="Standard">
      <style:text-properties style:font-name="DejaVu Sans" fo:font-size="14pt" style:text-underline-style="none" officeooo:rsid="024dbf20" officeooo:paragraph-rsid="024b2ae3" style:font-size-asian="14pt" style:font-size-complex="14pt"/>
    </style:style>
    <style:style style:name="P106" style:family="paragraph" style:parent-style-name="Standard">
      <style:text-properties style:font-name="DejaVu Sans" fo:font-size="14pt" style:text-underline-style="none" officeooo:rsid="024c1cbb" officeooo:paragraph-rsid="024c1cbb" style:font-size-asian="14pt" style:font-size-complex="14pt"/>
    </style:style>
    <style:style style:name="P107" style:family="paragraph" style:parent-style-name="Standard">
      <style:text-properties style:font-name="DejaVu Sans" fo:font-size="14pt" style:text-underline-style="none" officeooo:rsid="02553d01" officeooo:paragraph-rsid="02553d01" style:font-size-asian="14pt" style:font-size-complex="14pt"/>
    </style:style>
    <style:style style:name="P108" style:family="paragraph" style:parent-style-name="Standard">
      <style:text-properties style:font-name="DejaVu Sans" fo:font-size="14pt" style:text-underline-style="none" officeooo:rsid="025f87ca" officeooo:paragraph-rsid="02d5f503" style:font-size-asian="14pt" style:font-size-complex="14pt"/>
    </style:style>
    <style:style style:name="P109" style:family="paragraph" style:parent-style-name="Standard">
      <style:text-properties style:font-name="DejaVu Sans" fo:font-size="14pt" style:text-underline-style="none" officeooo:rsid="025f87ca" officeooo:paragraph-rsid="025f87ca" style:font-size-asian="14pt" style:font-size-complex="14pt"/>
    </style:style>
    <style:style style:name="P110" style:family="paragraph" style:parent-style-name="Standard">
      <style:text-properties style:font-name="DejaVu Sans" fo:font-size="14pt" style:text-underline-style="none" officeooo:rsid="026c4bb0" officeooo:paragraph-rsid="026c4bb0" style:font-size-asian="14pt" style:font-size-complex="14pt"/>
    </style:style>
    <style:style style:name="P111" style:family="paragraph" style:parent-style-name="Standard">
      <style:text-properties style:font-name="DejaVu Sans" fo:font-size="14pt" style:text-underline-style="none" officeooo:rsid="00d04bda" officeooo:paragraph-rsid="01a08757" style:font-size-asian="14pt" style:font-size-complex="14pt"/>
    </style:style>
    <style:style style:name="P112" style:family="paragraph" style:parent-style-name="Standard">
      <style:text-properties style:font-name="DejaVu Sans" fo:font-size="14pt" style:text-underline-style="none" officeooo:rsid="00fa45d7" officeooo:paragraph-rsid="01a08757" style:font-size-asian="14pt" style:font-size-complex="14pt"/>
    </style:style>
    <style:style style:name="P113" style:family="paragraph" style:parent-style-name="Standard">
      <style:text-properties style:font-name="DejaVu Sans" fo:font-size="14pt" style:text-underline-style="none" officeooo:rsid="043e719c" officeooo:paragraph-rsid="043e719c" style:font-size-asian="14pt" style:font-size-complex="14pt"/>
    </style:style>
    <style:style style:name="P114" style:family="paragraph" style:parent-style-name="Standard">
      <style:text-properties style:font-name="DejaVu Sans" fo:font-size="14pt" style:text-underline-style="none" officeooo:rsid="043f9693" officeooo:paragraph-rsid="043e719c" style:font-size-asian="14pt" style:font-size-complex="14pt"/>
    </style:style>
    <style:style style:name="P115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2c9260" officeooo:paragraph-rsid="028e8998" style:font-size-asian="14pt" style:font-weight-asian="bold" style:font-size-complex="14pt" style:font-weight-complex="bold"/>
    </style:style>
    <style:style style:name="P116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599e3f2" officeooo:paragraph-rsid="035f77ae" style:font-size-asian="14pt" style:font-weight-asian="bold" style:font-size-complex="14pt" style:font-weight-complex="bold"/>
    </style:style>
    <style:style style:name="P117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2aa7bc" officeooo:paragraph-rsid="026c4bb0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essiah" fo:font-size="14pt" officeooo:rsid="00a0220c" officeooo:paragraph-rsid="00a0220c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style:font-name="essiah" fo:font-size="14pt" officeooo:rsid="00a0220c" officeooo:paragraph-rsid="014b0132" style:font-size-asian="14pt" style:font-size-complex="14pt"/>
    </style:style>
    <style:style style:name="P120" style:family="paragraph" style:parent-style-name="Standard">
      <style:paragraph-properties fo:text-align="center" style:justify-single-word="false"/>
      <style:text-properties style:font-name="essiah" fo:font-size="14pt" officeooo:rsid="0149910e" officeooo:paragraph-rsid="0149910e" style:font-size-asian="14pt" style:font-size-complex="14pt"/>
    </style:style>
    <style:style style:name="P121" style:family="paragraph" style:parent-style-name="Standard">
      <style:paragraph-properties fo:text-align="center" style:justify-single-word="false"/>
      <style:text-properties style:font-name="essiah" fo:font-size="14pt" officeooo:rsid="00b7127c" officeooo:paragraph-rsid="058d5195" style:font-size-asian="14pt" style:font-size-complex="14pt"/>
    </style:style>
    <style:style style:name="P122" style:family="paragraph" style:parent-style-name="Standard">
      <style:paragraph-properties fo:text-align="center" style:justify-single-word="false"/>
      <style:text-properties style:font-name="essiah" fo:font-size="14pt" officeooo:rsid="00eaf781" officeooo:paragraph-rsid="058d5195" style:font-size-asian="14pt" style:font-size-complex="14pt"/>
    </style:style>
    <style:style style:name="P123" style:family="paragraph" style:parent-style-name="Standard">
      <style:paragraph-properties fo:text-align="center" style:justify-single-word="false"/>
      <style:text-properties style:font-name="essiah" fo:font-size="14pt" officeooo:rsid="00d1254b" officeooo:paragraph-rsid="00d1254b" style:font-size-asian="14pt" style:font-size-complex="14pt"/>
    </style:style>
    <style:style style:name="P124" style:family="paragraph" style:parent-style-name="Standard">
      <style:text-properties style:font-name="essiah" fo:font-size="14pt" officeooo:rsid="00560f70" officeooo:paragraph-rsid="028e8998" style:font-size-asian="14pt" style:font-size-complex="14pt"/>
    </style:style>
    <style:style style:name="P125" style:family="paragraph" style:parent-style-name="Standard">
      <style:text-properties style:font-name="essiah" fo:font-size="14pt" officeooo:rsid="013757b2" officeooo:paragraph-rsid="03a24c74" style:font-size-asian="14pt" style:font-size-complex="14pt"/>
    </style:style>
    <style:style style:name="P126" style:family="paragraph" style:parent-style-name="Standard">
      <style:text-properties style:font-name="essiah" fo:font-size="14pt" officeooo:rsid="056b7dc4" officeooo:paragraph-rsid="028e8998" style:font-size-asian="14pt" style:font-size-complex="14pt"/>
    </style:style>
    <style:style style:name="P127" style:family="paragraph" style:parent-style-name="Standard">
      <style:text-properties style:font-name="essiah" fo:font-size="14pt" officeooo:rsid="01699dff" officeooo:paragraph-rsid="03a9b498" style:font-size-asian="14pt" style:font-size-complex="14pt"/>
    </style:style>
    <style:style style:name="P128" style:family="paragraph" style:parent-style-name="Standard">
      <style:text-properties style:font-name="essiah" fo:font-size="14pt" officeooo:rsid="02cfa338" officeooo:paragraph-rsid="04866664" style:font-size-asian="14pt" style:font-size-complex="14pt"/>
    </style:style>
    <style:style style:name="P129" style:family="paragraph" style:parent-style-name="Standard">
      <style:text-properties style:font-name="essiah" fo:font-size="14pt" officeooo:rsid="02ce3329" officeooo:paragraph-rsid="040fa2e3" style:font-size-asian="14pt" style:font-size-complex="14pt"/>
    </style:style>
    <style:style style:name="P130" style:family="paragraph" style:parent-style-name="Standard">
      <style:text-properties style:font-name="essiah" fo:font-size="14pt" officeooo:rsid="002f4463" officeooo:paragraph-rsid="020c78ba" style:font-size-asian="14pt" style:font-size-complex="14pt"/>
    </style:style>
    <style:style style:name="P131" style:family="paragraph" style:parent-style-name="Standard">
      <style:text-properties style:font-name="essiah" fo:font-size="14pt" officeooo:rsid="01422811" officeooo:paragraph-rsid="020c78ba" style:font-size-asian="14pt" style:font-size-complex="14pt"/>
    </style:style>
    <style:style style:name="P132" style:family="paragraph" style:parent-style-name="Standard">
      <style:text-properties style:font-name="essiah" fo:font-size="14pt" officeooo:rsid="003f3562" officeooo:paragraph-rsid="01a08757" style:font-size-asian="14pt" style:font-size-complex="14pt"/>
    </style:style>
    <style:style style:name="P133" style:family="paragraph" style:parent-style-name="Standard">
      <style:paragraph-properties fo:text-align="center" style:justify-single-word="false"/>
      <style:text-properties style:font-name="essiah" fo:font-size="14pt" fo:font-weight="normal" officeooo:rsid="014c40f0" officeooo:paragraph-rsid="014c40f0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text-align="center" style:justify-single-word="false"/>
      <style:text-properties style:font-name="essiah" fo:font-size="14pt" fo:font-weight="normal" officeooo:rsid="00d1254b" officeooo:paragraph-rsid="00d1254b" style:font-size-asian="14pt" style:font-weight-asian="normal" style:font-size-complex="14pt" style:font-weight-complex="normal"/>
    </style:style>
    <style:style style:name="P135" style:family="paragraph" style:parent-style-name="Standard">
      <style:text-properties style:font-name="essiah" fo:font-size="14pt" style:text-underline-style="none" officeooo:rsid="0540b834" officeooo:paragraph-rsid="0540b834" style:font-size-asian="14pt" style:font-size-complex="14pt"/>
    </style:style>
    <style:style style:name="P136" style:family="paragraph" style:parent-style-name="Standard">
      <style:text-properties style:font-name="essiah" fo:font-size="14pt" style:text-underline-style="none" officeooo:rsid="03d6f0d6" officeooo:paragraph-rsid="04c18e80" style:font-size-asian="14pt" style:font-size-complex="14pt"/>
    </style:style>
    <style:style style:name="P137" style:family="paragraph" style:parent-style-name="Standard">
      <style:text-properties style:font-name="essiah" fo:font-size="14pt" style:text-underline-style="none" officeooo:rsid="013237d9" officeooo:paragraph-rsid="02eb3314" style:font-size-asian="14pt" style:font-size-complex="14pt"/>
    </style:style>
    <style:style style:name="P138" style:family="paragraph" style:parent-style-name="Standard">
      <style:text-properties style:font-name="essiah" fo:font-size="14pt" style:text-underline-style="none" officeooo:rsid="05327dcd" officeooo:paragraph-rsid="05327dcd" style:font-size-asian="14pt" style:font-size-complex="14pt"/>
    </style:style>
    <style:style style:name="P139" style:family="paragraph" style:parent-style-name="Standard">
      <style:text-properties style:font-name="essiah" fo:font-size="14pt" style:text-underline-style="none" officeooo:rsid="046f938a" officeooo:paragraph-rsid="0473a1d6" style:font-size-asian="14pt" style:font-size-complex="14pt"/>
    </style:style>
    <style:style style:name="P140" style:family="paragraph" style:parent-style-name="Standard">
      <style:text-properties style:font-name="essiah" fo:font-size="14pt" style:text-underline-style="none" officeooo:rsid="03b3654d" officeooo:paragraph-rsid="0473a1d6" style:font-size-asian="14pt" style:font-size-complex="14pt"/>
    </style:style>
    <style:style style:name="P141" style:family="paragraph" style:parent-style-name="Standard">
      <style:text-properties style:font-name="essiah" fo:font-size="14pt" style:text-underline-style="none" officeooo:rsid="03b3654d" officeooo:paragraph-rsid="04d9a50b" style:font-size-asian="14pt" style:font-size-complex="14pt"/>
    </style:style>
    <style:style style:name="P142" style:family="paragraph" style:parent-style-name="Standard">
      <style:text-properties style:font-name="essiah" fo:font-size="14pt" style:text-underline-style="none" officeooo:rsid="0306a013" officeooo:paragraph-rsid="03085e52" style:font-size-asian="14pt" style:font-size-complex="14pt"/>
    </style:style>
    <style:style style:name="P143" style:family="paragraph" style:parent-style-name="Standard">
      <style:text-properties style:font-name="essiah" fo:font-size="14pt" style:text-underline-style="none" officeooo:rsid="0306a013" officeooo:paragraph-rsid="04222e79" style:font-size-asian="14pt" style:font-size-complex="14pt"/>
    </style:style>
    <style:style style:name="P144" style:family="paragraph" style:parent-style-name="Standard">
      <style:text-properties style:font-name="essiah" fo:font-size="14pt" style:text-underline-style="none" officeooo:rsid="030d4657" officeooo:paragraph-rsid="033638d6" style:font-size-asian="14pt" style:font-size-complex="14pt"/>
    </style:style>
    <style:style style:name="P145" style:family="paragraph" style:parent-style-name="Standard">
      <style:text-properties style:font-name="essiah" fo:font-size="14pt" style:text-underline-style="none" officeooo:rsid="0259d23b" officeooo:paragraph-rsid="02d5f503" style:font-size-asian="14pt" style:font-size-complex="14pt"/>
    </style:style>
    <style:style style:name="P146" style:family="paragraph" style:parent-style-name="Standard">
      <style:text-properties style:font-name="essiah" fo:font-size="14pt" style:text-underline-style="none" officeooo:rsid="026b83ff" officeooo:paragraph-rsid="02d76419" style:font-size-asian="14pt" style:font-size-complex="14pt"/>
    </style:style>
    <style:style style:name="P147" style:family="paragraph" style:parent-style-name="Standard">
      <style:paragraph-properties fo:text-align="center" style:justify-single-word="false"/>
      <style:text-properties style:font-name="DejaVu Sans" fo:font-size="12pt" officeooo:rsid="05a31cb7" officeooo:paragraph-rsid="05a31cb7" style:font-size-asian="12pt" style:font-size-complex="12pt"/>
    </style:style>
    <style:style style:name="P148" style:family="paragraph" style:parent-style-name="Standard">
      <style:paragraph-properties fo:text-align="center" style:justify-single-word="false"/>
      <style:text-properties style:font-name="DejaVu Sans" fo:font-size="12pt" officeooo:rsid="00b7127c" officeooo:paragraph-rsid="058d5195" style:font-size-asian="12pt" style:font-size-complex="12pt"/>
    </style:style>
    <style:style style:name="P149" style:family="paragraph" style:parent-style-name="Standard">
      <style:paragraph-properties fo:text-align="center" style:justify-single-word="false"/>
      <style:text-properties style:font-name="DejaVu Sans" fo:font-size="12pt" officeooo:rsid="00eaf781" officeooo:paragraph-rsid="058d5195" style:font-size-asian="12pt" style:font-size-complex="12pt"/>
    </style:style>
    <style:style style:name="P150" style:family="paragraph" style:parent-style-name="Standard">
      <style:paragraph-properties fo:text-align="center" style:justify-single-word="false"/>
      <style:text-properties style:font-name="DejaVu Sans" fo:font-size="12pt" fo:font-weight="bold" officeooo:rsid="00b7127c" officeooo:paragraph-rsid="058d5195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style:font-name="DejaVu Sans" fo:font-size="12pt" fo:font-weight="bold" officeooo:rsid="05a7dc2d" officeooo:paragraph-rsid="05a7dc2d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style:font-name="DejaVu Sans" fo:font-size="12pt" fo:font-weight="bold" officeooo:rsid="00eaf781" officeooo:paragraph-rsid="058d5195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style:font-name="essio" fo:font-size="14pt" officeooo:rsid="00a0220c" officeooo:paragraph-rsid="00a0220c" style:font-size-asian="14pt" style:font-size-complex="14pt"/>
    </style:style>
    <style:style style:name="P154" style:family="paragraph" style:parent-style-name="Standard">
      <style:paragraph-properties fo:text-align="center" style:justify-single-word="false"/>
      <style:text-properties style:font-name="essio" fo:font-size="14pt" officeooo:rsid="01d41cd1" officeooo:paragraph-rsid="01d41cd1" style:font-size-asian="14pt" style:font-size-complex="14pt"/>
    </style:style>
    <style:style style:name="P155" style:family="paragraph" style:parent-style-name="Standard">
      <style:text-properties style:font-name="essio" fo:font-size="14pt" officeooo:rsid="056449ea" officeooo:paragraph-rsid="058d5195" style:font-size-asian="14pt" style:font-size-complex="14pt"/>
    </style:style>
    <style:style style:name="P156" style:family="paragraph" style:parent-style-name="Standard">
      <style:text-properties style:font-name="essio" fo:font-size="14pt" officeooo:rsid="02ce3329" officeooo:paragraph-rsid="040fa2e3" style:font-size-asian="14pt" style:font-size-complex="14pt"/>
    </style:style>
    <style:style style:name="P157" style:family="paragraph" style:parent-style-name="Standard">
      <style:text-properties style:font-name="essio" fo:font-size="14pt" officeooo:rsid="03a79e6e" officeooo:paragraph-rsid="03a79e6e" style:font-size-asian="14pt" style:font-size-complex="14pt"/>
    </style:style>
    <style:style style:name="P158" style:family="paragraph" style:parent-style-name="Standard">
      <style:paragraph-properties fo:text-align="center" style:justify-single-word="false"/>
      <style:text-properties style:font-name="essio" fo:font-size="14pt" fo:font-weight="normal" officeooo:rsid="014c40f0" officeooo:paragraph-rsid="014c40f0" style:font-size-asian="14pt" style:font-weight-asian="normal" style:font-size-complex="14pt" style:font-weight-complex="normal"/>
    </style:style>
    <style:style style:name="P159" style:family="paragraph" style:parent-style-name="Standard">
      <style:text-properties style:font-name="essio" fo:font-size="14pt" officeooo:rsid="058d5195" officeooo:paragraph-rsid="058d5195" style:font-size-asian="12.25pt" style:font-size-complex="14pt"/>
    </style:style>
    <style:style style:name="P160" style:family="paragraph" style:parent-style-name="Standard">
      <style:text-properties style:font-name="essio" fo:font-size="14pt" style:text-underline-style="none" officeooo:rsid="03a6d1c6" officeooo:paragraph-rsid="0402a786" style:font-size-asian="14pt" style:font-size-complex="14pt"/>
    </style:style>
    <style:style style:name="P161" style:family="paragraph" style:parent-style-name="Standard">
      <style:text-properties style:font-name="essio" fo:font-size="14pt" style:text-underline-style="none" officeooo:rsid="02ce3329" officeooo:paragraph-rsid="040fa2e3" style:font-size-asian="14pt" style:font-size-complex="14pt"/>
    </style:style>
    <style:style style:name="P162" style:family="paragraph" style:parent-style-name="Standard">
      <style:text-properties style:font-name="essio" fo:font-size="14pt" style:text-underline-style="none" officeooo:rsid="03a79e6e" officeooo:paragraph-rsid="03a79e6e" style:font-size-asian="14pt" style:font-size-complex="14pt"/>
    </style:style>
    <style:style style:name="P163" style:family="paragraph" style:parent-style-name="Standard">
      <style:text-properties style:font-name="essio" fo:font-size="14pt" style:text-underline-style="none" officeooo:rsid="03096517" officeooo:paragraph-rsid="03096517" style:font-size-asian="14pt" style:font-size-complex="14pt"/>
    </style:style>
    <style:style style:name="P164" style:family="paragraph" style:parent-style-name="Standard">
      <style:text-properties style:font-name="essio" fo:font-size="14pt" style:text-underline-style="none" officeooo:rsid="024b2ae3" officeooo:paragraph-rsid="024b2ae3" style:font-size-asian="14pt" style:font-size-complex="14pt"/>
    </style:style>
    <style:style style:name="P165" style:family="paragraph" style:parent-style-name="Standard">
      <style:text-properties style:font-name="essio" fo:font-size="14pt" style:text-underline-style="none" officeooo:rsid="024c1cbb" officeooo:paragraph-rsid="02d39f21" style:font-size-asian="14pt" style:font-size-complex="14pt"/>
    </style:style>
    <style:style style:name="P166" style:family="paragraph" style:parent-style-name="Standard">
      <style:text-properties style:font-name="essio" fo:font-size="14pt" style:text-underline-style="none" officeooo:rsid="02553d01" officeooo:paragraph-rsid="02553d01" style:font-size-asian="14pt" style:font-size-complex="14pt"/>
    </style:style>
    <style:style style:name="P167" style:family="paragraph" style:parent-style-name="Standard">
      <style:text-properties style:font-name="essio" fo:font-size="16pt" style:text-underline-style="solid" style:text-underline-width="auto" style:text-underline-color="font-color" officeooo:rsid="058d5195" officeooo:paragraph-rsid="058d5195" style:font-size-asian="16pt" style:font-size-complex="16pt"/>
    </style:style>
    <style:style style:name="P168" style:family="paragraph" style:parent-style-name="Standard">
      <style:paragraph-properties fo:text-align="center" style:justify-single-word="false"/>
      <style:text-properties style:font-name="sans-serif" fo:font-size="14pt" officeooo:paragraph-rsid="00a0220c" style:font-size-asian="14pt" style:font-size-complex="14pt"/>
    </style:style>
    <style:style style:name="P169" style:family="paragraph" style:parent-style-name="Standard">
      <style:text-properties style:font-name="eXsE" fo:font-size="16pt" style:text-underline-style="solid" style:text-underline-width="auto" style:text-underline-color="font-color" officeooo:rsid="0325ec9c" officeooo:paragraph-rsid="0325ec9c" style:font-size-asian="16pt" style:font-size-complex="16pt"/>
    </style:style>
    <style:style style:name="P170" style:family="paragraph" style:parent-style-name="Standard">
      <style:text-properties style:font-name="eXsE" fo:font-size="16pt" style:text-underline-style="solid" style:text-underline-width="auto" style:text-underline-color="font-color" officeooo:rsid="059e37cf" officeooo:paragraph-rsid="059e37cf" style:font-size-asian="16pt" style:font-size-complex="16pt"/>
    </style:style>
    <style:style style:name="P171" style:family="paragraph" style:parent-style-name="Standard">
      <style:text-properties style:font-name="eXsE" fo:font-size="14pt" officeooo:rsid="011228dc" officeooo:paragraph-rsid="03bd3d7a" style:font-size-asian="14pt" style:font-size-complex="14pt"/>
    </style:style>
    <style:style style:name="P172" style:family="paragraph" style:parent-style-name="Standard">
      <style:text-properties style:font-name="eXsE" fo:font-size="14pt" officeooo:rsid="0118edca" officeooo:paragraph-rsid="015d5f54" style:font-size-asian="14pt" style:font-size-complex="14pt"/>
    </style:style>
    <style:style style:name="P173" style:family="paragraph" style:parent-style-name="Standard">
      <style:text-properties style:font-name="eXsE" fo:font-size="14pt" officeooo:rsid="0006d094" officeooo:paragraph-rsid="0006d094" style:font-size-asian="14pt" style:font-size-complex="14pt"/>
    </style:style>
    <style:style style:name="P174" style:family="paragraph" style:parent-style-name="Standard">
      <style:text-properties style:font-name="eXsE" fo:font-size="14pt" officeooo:rsid="0044d4e9" officeooo:paragraph-rsid="04321c04" style:font-size-asian="14pt" style:font-size-complex="14pt"/>
    </style:style>
    <style:style style:name="P175" style:family="paragraph" style:parent-style-name="Standard">
      <style:text-properties style:font-name="eXsE" fo:font-size="14pt" officeooo:rsid="0053bbe3" officeooo:paragraph-rsid="0044d4e9" style:font-size-asian="14pt" style:font-size-complex="14pt"/>
    </style:style>
    <style:style style:name="P176" style:family="paragraph" style:parent-style-name="Standard">
      <style:text-properties style:font-name="eXsE" fo:font-size="14pt" officeooo:rsid="0053bbe3" officeooo:paragraph-rsid="00d1254b" style:font-size-asian="14pt" style:font-size-complex="14pt"/>
    </style:style>
    <style:style style:name="P177" style:family="paragraph" style:parent-style-name="Standard">
      <style:text-properties style:font-name="eXsE" fo:font-size="14pt" officeooo:rsid="0126c2a3" officeooo:paragraph-rsid="03a24c74" style:font-size-asian="14pt" style:font-size-complex="14pt"/>
    </style:style>
    <style:style style:name="P178" style:family="paragraph" style:parent-style-name="Standard">
      <style:text-properties style:font-name="eXsE" fo:font-size="14pt" officeooo:rsid="018789d0" officeooo:paragraph-rsid="028e8998" style:font-size-asian="14pt" style:font-size-complex="14pt"/>
    </style:style>
    <style:style style:name="P179" style:family="paragraph" style:parent-style-name="Standard">
      <style:text-properties style:font-name="eXsE" fo:font-size="14pt" officeooo:rsid="0166f74d" officeooo:paragraph-rsid="028e8998" style:font-size-asian="14pt" style:font-size-complex="14pt"/>
    </style:style>
    <style:style style:name="P180" style:family="paragraph" style:parent-style-name="Standard">
      <style:text-properties style:font-name="eXsE" fo:font-size="14pt" officeooo:rsid="007abd91" officeooo:paragraph-rsid="019d7704" style:font-size-asian="14pt" style:font-size-complex="14pt"/>
    </style:style>
    <style:style style:name="P181" style:family="paragraph" style:parent-style-name="Standard">
      <style:text-properties style:font-name="eXsE" fo:font-size="14pt" officeooo:rsid="007a6bb5" officeooo:paragraph-rsid="019d7704" style:font-size-asian="14pt" style:font-size-complex="14pt"/>
    </style:style>
    <style:style style:name="P182" style:family="paragraph" style:parent-style-name="Standard">
      <style:text-properties style:font-name="eXsE" fo:font-size="14pt" officeooo:rsid="007e19d3" officeooo:paragraph-rsid="041562eb" style:font-size-asian="14pt" style:font-size-complex="14pt"/>
    </style:style>
    <style:style style:name="P183" style:family="paragraph" style:parent-style-name="Standard">
      <style:text-properties style:font-name="eXsE" fo:font-size="14pt" officeooo:rsid="01036115" officeooo:paragraph-rsid="041637c6" style:font-size-asian="14pt" style:font-size-complex="14pt"/>
    </style:style>
    <style:style style:name="P184" style:family="paragraph" style:parent-style-name="Standard">
      <style:text-properties style:font-name="eXsE" fo:font-size="14pt" officeooo:rsid="00d04bda" officeooo:paragraph-rsid="01a08757" style:font-size-asian="14pt" style:font-size-complex="14pt"/>
    </style:style>
    <style:style style:name="P185" style:family="paragraph" style:parent-style-name="Standard">
      <style:text-properties style:font-name="eXsE" fo:font-size="14pt" officeooo:rsid="002f4463" officeooo:paragraph-rsid="01a08757" style:font-size-asian="14pt" style:font-size-complex="14pt"/>
    </style:style>
    <style:style style:name="P186" style:family="paragraph" style:parent-style-name="Standard">
      <style:text-properties style:font-name="eXsE" fo:font-size="14pt" officeooo:rsid="0033acff" officeooo:paragraph-rsid="020c78ba" style:font-size-asian="14pt" style:font-size-complex="14pt"/>
    </style:style>
    <style:style style:name="P187" style:family="paragraph" style:parent-style-name="Standard">
      <style:text-properties style:font-name="eXsE" fo:font-size="14pt" officeooo:rsid="006bf3d1" officeooo:paragraph-rsid="020c78ba" style:font-size-asian="14pt" style:font-size-complex="14pt"/>
    </style:style>
    <style:style style:name="P188" style:family="paragraph" style:parent-style-name="Standard">
      <style:text-properties style:font-name="eXsE" fo:font-size="14pt" officeooo:rsid="00dbfd9f" officeooo:paragraph-rsid="01a08757" style:font-size-asian="14pt" style:font-size-complex="14pt"/>
    </style:style>
    <style:style style:name="P189" style:family="paragraph" style:parent-style-name="Standard">
      <style:text-properties style:font-name="eXsE" fo:font-size="14pt" officeooo:rsid="00cb119f" officeooo:paragraph-rsid="01a08757" style:font-size-asian="14pt" style:font-size-complex="14pt"/>
    </style:style>
    <style:style style:name="P190" style:family="paragraph" style:parent-style-name="Standard">
      <style:text-properties style:font-name="eXsE" fo:font-size="14pt" officeooo:rsid="00409e9e" officeooo:paragraph-rsid="01a08757" style:font-size-asian="14pt" style:font-size-complex="14pt"/>
    </style:style>
    <style:style style:name="P191" style:family="paragraph" style:parent-style-name="Standard">
      <style:text-properties style:font-name="eXsE" fo:font-size="14pt" officeooo:rsid="00dd7d16" officeooo:paragraph-rsid="01a08757" style:font-size-asian="14pt" style:font-size-complex="14pt"/>
    </style:style>
    <style:style style:name="P192" style:family="paragraph" style:parent-style-name="Standard">
      <style:text-properties style:font-name="eXsE" fo:font-size="14pt" officeooo:rsid="043e719c" officeooo:paragraph-rsid="043e719c" style:font-size-asian="14pt" style:font-size-complex="14pt"/>
    </style:style>
    <style:style style:name="P193" style:family="paragraph" style:parent-style-name="Standard">
      <style:text-properties style:font-name="eXsE" fo:font-size="14pt" officeooo:rsid="0447534d" officeooo:paragraph-rsid="0447534d" style:font-size-asian="14pt" style:font-size-complex="14pt"/>
    </style:style>
    <style:style style:name="P194" style:family="paragraph" style:parent-style-name="Standard">
      <style:text-properties style:font-name="eXsE" fo:font-size="14pt" style:text-underline-style="solid" style:text-underline-width="auto" style:text-underline-color="font-color" officeooo:rsid="013ada7f" officeooo:paragraph-rsid="013b85f3" style:font-size-asian="14pt" style:font-size-complex="14pt"/>
    </style:style>
    <style:style style:name="P195" style:family="paragraph" style:parent-style-name="Standard">
      <style:text-properties style:font-name="eXsE" fo:font-size="14pt" style:text-underline-style="solid" style:text-underline-width="auto" style:text-underline-color="font-color" officeooo:rsid="059e37cf" officeooo:paragraph-rsid="059e37cf" style:font-size-asian="14pt" style:font-size-complex="14pt"/>
    </style:style>
    <style:style style:name="P196" style:family="paragraph" style:parent-style-name="Standard">
      <style:text-properties style:font-name="eXsE" fo:font-size="14pt" style:text-underline-style="none" officeooo:rsid="004df869" officeooo:paragraph-rsid="028e8998" style:font-size-asian="14pt" style:font-size-complex="14pt"/>
    </style:style>
    <style:style style:name="P197" style:family="paragraph" style:parent-style-name="Standard">
      <style:text-properties style:font-name="eXsE" fo:font-size="14pt" style:text-underline-style="none" officeooo:rsid="002c9260" officeooo:paragraph-rsid="019d7704" style:font-size-asian="14pt" style:font-size-complex="14pt"/>
    </style:style>
    <style:style style:name="P198" style:family="paragraph" style:parent-style-name="Standard">
      <style:text-properties style:font-name="eXsE" fo:font-size="14pt" style:text-underline-style="none" officeooo:rsid="0304f44d" officeooo:paragraph-rsid="0306a013" style:font-size-asian="14pt" style:font-size-complex="14pt"/>
    </style:style>
    <style:style style:name="P199" style:family="paragraph" style:parent-style-name="Standard">
      <style:text-properties style:font-name="eXsE" fo:font-size="14pt" style:text-underline-style="none" officeooo:rsid="0304f44d" officeooo:paragraph-rsid="03085e52" style:font-size-asian="14pt" style:font-size-complex="14pt"/>
    </style:style>
    <style:style style:name="P200" style:family="paragraph" style:parent-style-name="Standard">
      <style:text-properties style:font-name="eXsE" fo:font-size="14pt" style:text-underline-style="none" officeooo:rsid="0304f44d" officeooo:paragraph-rsid="04222e79" style:font-size-asian="14pt" style:font-size-complex="14pt"/>
    </style:style>
    <style:style style:name="P201" style:family="paragraph" style:parent-style-name="Standard">
      <style:text-properties style:font-name="eXsE" fo:font-size="14pt" style:text-underline-style="none" officeooo:rsid="00d04bda" officeooo:paragraph-rsid="01a08757" style:font-size-asian="14pt" style:font-size-complex="14pt"/>
    </style:style>
    <style:style style:name="P202" style:family="paragraph" style:parent-style-name="Standard">
      <style:text-properties style:font-name="essiah" fo:font-size="22pt" officeooo:rsid="0145959a" officeooo:paragraph-rsid="01dbe58e" style:font-size-asian="22pt" style:font-size-complex="22pt"/>
    </style:style>
    <style:style style:name="P203" style:family="paragraph" style:parent-style-name="Standard">
      <style:text-properties fo:font-size="14pt" officeooo:paragraph-rsid="01a08757" style:font-size-asian="14pt" style:font-size-complex="14pt"/>
    </style:style>
    <style:style style:name="P204" style:family="paragraph" style:parent-style-name="Standard">
      <style:text-properties fo:font-size="14pt" officeooo:paragraph-rsid="020c78ba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fo:font-size="14pt" officeooo:rsid="008d66f5" officeooo:paragraph-rsid="02c897c2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fo:font-size="14pt" officeooo:paragraph-rsid="02c897c2" style:font-size-asian="14pt" style:font-size-complex="14pt"/>
    </style:style>
    <style:style style:name="P207" style:family="paragraph" style:parent-style-name="Table_20_Contents">
      <style:paragraph-properties fo:text-align="center" style:justify-single-word="false"/>
      <style:text-properties fo:font-size="14pt" officeooo:rsid="008db3de" officeooo:paragraph-rsid="02c897c2" style:font-size-asian="14pt" style:font-size-complex="14pt"/>
    </style:style>
    <style:style style:name="P208" style:family="paragraph" style:parent-style-name="Table_20_Contents">
      <style:paragraph-properties fo:text-align="center" style:justify-single-word="false"/>
      <style:text-properties fo:font-size="14pt" officeooo:rsid="046cd926" officeooo:paragraph-rsid="046cd926" style:font-size-asian="14pt" style:font-size-complex="14pt"/>
    </style:style>
    <style:style style:name="P209" style:family="paragraph" style:parent-style-name="Table_20_Contents">
      <style:paragraph-properties fo:text-align="center" style:justify-single-word="false"/>
      <style:text-properties fo:font-size="14pt" officeooo:rsid="04bb686b" officeooo:paragraph-rsid="04bb686b" style:font-size-asian="14pt" style:font-size-complex="14pt"/>
    </style:style>
    <style:style style:name="P210" style:family="paragraph" style:parent-style-name="Table_20_Contents">
      <style:paragraph-properties fo:text-align="center" style:justify-single-word="false"/>
      <style:text-properties fo:font-size="14pt" officeooo:rsid="008ddc51" officeooo:paragraph-rsid="02c897c2" style:font-size-asian="14pt" style:font-size-complex="14pt"/>
    </style:style>
    <style:style style:name="P211" style:family="paragraph" style:parent-style-name="Table_20_Contents">
      <style:paragraph-properties fo:text-align="center" style:justify-single-word="false"/>
      <style:text-properties fo:font-size="14pt" officeooo:rsid="008e511c" officeooo:paragraph-rsid="02c897c2" style:font-size-asian="14pt" style:font-size-complex="14pt"/>
    </style:style>
    <style:style style:name="P212" style:family="paragraph" style:parent-style-name="Table_20_Contents">
      <style:paragraph-properties fo:text-align="center" style:justify-single-word="false"/>
      <style:text-properties fo:font-size="14pt" officeooo:rsid="04bc3738" officeooo:paragraph-rsid="04bc3738" style:font-size-asian="14pt" style:font-size-complex="14pt"/>
    </style:style>
    <style:style style:name="P213" style:family="paragraph" style:parent-style-name="Table_20_Contents">
      <style:paragraph-properties fo:text-align="center" style:justify-single-word="false"/>
      <style:text-properties fo:font-size="14pt" officeooo:rsid="04bc4059" officeooo:paragraph-rsid="04bc4059" style:font-size-asian="14pt" style:font-size-complex="14pt"/>
    </style:style>
    <style:style style:name="P214" style:family="paragraph" style:parent-style-name="Table_20_Contents">
      <style:paragraph-properties fo:text-align="center" style:justify-single-word="false"/>
      <style:text-properties style:font-name="essiah" fo:font-size="14pt" officeooo:rsid="008db3de" officeooo:paragraph-rsid="02c897c2" style:font-size-asian="14pt" style:font-size-complex="14pt"/>
    </style:style>
    <style:style style:name="P215" style:family="paragraph" style:parent-style-name="Table_20_Contents">
      <style:paragraph-properties fo:text-align="center" style:justify-single-word="false"/>
      <style:text-properties style:font-name="essiah" fo:font-size="14pt" officeooo:rsid="04bb686b" officeooo:paragraph-rsid="04bb686b" style:font-size-asian="14pt" style:font-size-complex="14pt"/>
    </style:style>
    <style:style style:name="P216" style:family="paragraph" style:parent-style-name="Table_20_Contents">
      <style:paragraph-properties fo:text-align="center" style:justify-single-word="false"/>
      <style:text-properties style:font-name="essiah" fo:font-size="14pt" officeooo:rsid="0552d28a" officeooo:paragraph-rsid="0552d28a" style:font-size-asian="14pt" style:font-size-complex="14pt"/>
    </style:style>
    <style:style style:name="P217" style:family="paragraph" style:parent-style-name="Table_20_Contents">
      <style:paragraph-properties fo:text-align="center" style:justify-single-word="false"/>
      <style:text-properties style:font-name="essiah" fo:font-size="14pt" officeooo:rsid="05429ecc" officeooo:paragraph-rsid="03f2abca" style:font-size-asian="14pt" style:font-size-complex="14pt"/>
    </style:style>
    <style:style style:name="P218" style:family="paragraph" style:parent-style-name="Table_20_Contents">
      <style:paragraph-properties fo:text-align="center" style:justify-single-word="false"/>
      <style:text-properties style:font-name="essiah" fo:font-size="14pt" officeooo:rsid="03f2abca" officeooo:paragraph-rsid="03f2abca" style:font-size-asian="14pt" style:font-size-complex="14pt"/>
    </style:style>
    <style:style style:name="P219" style:family="paragraph" style:parent-style-name="Table_20_Contents">
      <style:paragraph-properties fo:text-align="center" style:justify-single-word="false"/>
      <style:text-properties style:font-name="essiah" fo:font-size="14pt" officeooo:rsid="04bc3738" officeooo:paragraph-rsid="04bc3738" style:font-size-asian="14pt" style:font-size-complex="14pt"/>
    </style:style>
    <style:style style:name="P220" style:family="paragraph" style:parent-style-name="Table_20_Contents">
      <style:paragraph-properties fo:text-align="center" style:justify-single-word="false"/>
      <style:text-properties style:font-name="essiah" fo:font-size="14pt" officeooo:rsid="00255a3e" officeooo:paragraph-rsid="01a08757" style:font-size-asian="14pt" style:font-size-complex="14pt"/>
    </style:style>
    <style:style style:name="P221" style:family="paragraph" style:parent-style-name="Table_20_Contents">
      <style:paragraph-properties fo:text-align="center" style:justify-single-word="false"/>
      <style:text-properties style:font-name="essiah" fo:font-size="14pt" officeooo:rsid="00c2dad4" officeooo:paragraph-rsid="01a08757" style:font-size-asian="14pt" style:font-size-complex="14pt"/>
    </style:style>
    <style:style style:name="P222" style:family="paragraph" style:parent-style-name="Table_20_Contents">
      <style:paragraph-properties fo:text-align="center" style:justify-single-word="false"/>
      <style:text-properties style:font-name="essiah" fo:font-size="14pt" officeooo:rsid="029ab94c" officeooo:paragraph-rsid="029ab94c" style:font-size-asian="14pt" style:font-size-complex="14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08d66f5" officeooo:paragraph-rsid="02c897c2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eXsE" fo:font-size="14pt" officeooo:rsid="00255a3e" officeooo:paragraph-rsid="01a08757" style:font-size-asian="14pt" style:font-size-complex="14pt"/>
    </style:style>
    <style:style style:name="P225" style:family="paragraph" style:parent-style-name="Table_20_Contents">
      <style:paragraph-properties fo:text-align="center" style:justify-single-word="false"/>
      <style:text-properties style:font-name="eXsE" fo:font-size="14pt" officeooo:rsid="0118edca" officeooo:paragraph-rsid="01a08757" style:font-size-asian="14pt" style:font-size-complex="14pt"/>
    </style:style>
    <style:style style:name="P226" style:family="paragraph" style:parent-style-name="Table_20_Contents">
      <style:paragraph-properties fo:text-align="center" style:justify-single-word="false"/>
      <style:text-properties style:font-name="eXsE" fo:font-size="14pt" officeooo:rsid="01f3d31e" officeooo:paragraph-rsid="01f3d31e" style:font-size-asian="14pt" style:font-size-complex="14pt"/>
    </style:style>
    <style:style style:name="P227" style:family="paragraph" style:parent-style-name="Table_20_Contents">
      <style:paragraph-properties fo:text-align="center" style:justify-single-word="false"/>
      <style:text-properties style:font-name="eXsE" fo:font-size="14pt" officeooo:rsid="015718a2" officeooo:paragraph-rsid="01a08757" style:font-size-asian="14pt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style:font-name="eXsE" fo:font-size="14pt" officeooo:rsid="0114d6f7" officeooo:paragraph-rsid="01a08757" style:font-size-asian="14pt" style:font-size-complex="14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d04bda"/>
    </style:style>
    <style:style style:name="T17" style:family="text">
      <style:text-properties style:font-name="DejaVu Sans" officeooo:rsid="00efbc57"/>
    </style:style>
    <style:style style:name="T18" style:family="text">
      <style:text-properties style:font-name="DejaVu Sans" officeooo:rsid="00f30755"/>
    </style:style>
    <style:style style:name="T19" style:family="text">
      <style:text-properties style:font-name="DejaVu Sans" officeooo:rsid="00f3d66a"/>
    </style:style>
    <style:style style:name="T20" style:family="text">
      <style:text-properties style:font-name="DejaVu Sans" officeooo:rsid="00fc0d14"/>
    </style:style>
    <style:style style:name="T21" style:family="text">
      <style:text-properties style:font-name="DejaVu Sans" officeooo:rsid="005ceb8e"/>
    </style:style>
    <style:style style:name="T22" style:family="text">
      <style:text-properties style:font-name="DejaVu Sans" officeooo:rsid="007c8733"/>
    </style:style>
    <style:style style:name="T23" style:family="text">
      <style:text-properties style:font-name="DejaVu Sans" officeooo:rsid="007f892a"/>
    </style:style>
    <style:style style:name="T24" style:family="text">
      <style:text-properties style:font-name="DejaVu Sans" officeooo:rsid="010a3485"/>
    </style:style>
    <style:style style:name="T25" style:family="text">
      <style:text-properties style:font-name="DejaVu Sans" officeooo:rsid="0112f06a"/>
    </style:style>
    <style:style style:name="T26" style:family="text">
      <style:text-properties style:font-name="DejaVu Sans" officeooo:rsid="0114d6f7"/>
    </style:style>
    <style:style style:name="T27" style:family="text">
      <style:text-properties style:font-name="DejaVu Sans" officeooo:rsid="01422811"/>
    </style:style>
    <style:style style:name="T28" style:family="text">
      <style:text-properties style:font-name="DejaVu Sans" officeooo:rsid="0144d3c5"/>
    </style:style>
    <style:style style:name="T29" style:family="text">
      <style:text-properties style:font-name="DejaVu Sans" officeooo:rsid="0145959a"/>
    </style:style>
    <style:style style:name="T30" style:family="text">
      <style:text-properties style:font-name="DejaVu Sans" officeooo:rsid="015db1d7"/>
    </style:style>
    <style:style style:name="T31" style:family="text">
      <style:text-properties style:font-name="DejaVu Sans" style:text-underline-style="none"/>
    </style:style>
    <style:style style:name="T32" style:family="text">
      <style:text-properties style:font-name="DejaVu Sans" style:text-underline-style="none" officeooo:rsid="00f86457"/>
    </style:style>
    <style:style style:name="T33" style:family="text">
      <style:text-properties style:font-name="DejaVu Sans" style:text-underline-style="none" officeooo:rsid="00fa45d7"/>
    </style:style>
    <style:style style:name="T34" style:family="text">
      <style:text-properties style:font-name="DejaVu Sans" style:text-underline-style="none" officeooo:rsid="043f9693"/>
    </style:style>
    <style:style style:name="T35" style:family="text">
      <style:text-properties style:font-name="DejaVu Sans" style:text-underline-style="none" officeooo:rsid="0443fb73"/>
    </style:style>
    <style:style style:name="T36" style:family="text">
      <style:text-properties style:font-name="DejaVu Sans" style:text-underline-style="none" officeooo:rsid="044706d6"/>
    </style:style>
    <style:style style:name="T37" style:family="text">
      <style:text-properties style:font-name="DejaVu Sans" style:text-underline-style="none" officeooo:rsid="04493ead"/>
    </style:style>
    <style:style style:name="T38" style:family="text">
      <style:text-properties style:font-name="DejaVu Sans" style:text-underline-style="none" officeooo:rsid="044b5a1c"/>
    </style:style>
    <style:style style:name="T39" style:family="text">
      <style:text-properties style:font-name="DejaVu Sans" style:text-underline-style="none" officeooo:rsid="045e5b1b"/>
    </style:style>
    <style:style style:name="T40" style:family="text">
      <style:text-properties style:font-name="DejaVu Sans" style:text-underline-style="none" officeooo:rsid="048c685d"/>
    </style:style>
    <style:style style:name="T41" style:family="text">
      <style:text-properties style:font-name="DejaVu Sans" style:text-underline-style="none" officeooo:rsid="046046f0"/>
    </style:style>
    <style:style style:name="T42" style:family="text">
      <style:text-properties style:font-name="DejaVu Sans" style:text-underline-style="none" officeooo:rsid="04fdbda6"/>
    </style:style>
    <style:style style:name="T43" style:family="text">
      <style:text-properties style:font-name="DejaVu Sans" style:text-underline-style="none" officeooo:rsid="04fdd3ac"/>
    </style:style>
    <style:style style:name="T44" style:family="text">
      <style:text-properties style:font-name="DejaVu Sans" style:text-underline-style="none" officeooo:rsid="04ff6cb7"/>
    </style:style>
    <style:style style:name="T45" style:family="text">
      <style:text-properties style:font-name="DejaVu Sans" style:text-underline-style="none" officeooo:rsid="0500bb15"/>
    </style:style>
    <style:style style:name="T46" style:family="text">
      <style:text-properties style:font-name="DejaVu Sans" style:text-underline-style="none" officeooo:rsid="04d5d8f0"/>
    </style:style>
    <style:style style:name="T47" style:family="text">
      <style:text-properties style:font-name="DejaVu Sans" style:text-underline-style="none" officeooo:rsid="04ecda80"/>
    </style:style>
    <style:style style:name="T48" style:family="text">
      <style:text-properties style:font-name="DejaVu Sans" style:text-underline-style="none" officeooo:rsid="055b3321"/>
    </style:style>
    <style:style style:name="T49" style:family="text">
      <style:text-properties style:font-name="DejaVu Sans" officeooo:rsid="01876427"/>
    </style:style>
    <style:style style:name="T50" style:family="text">
      <style:text-properties style:font-name="DejaVu Sans" officeooo:rsid="01699dff"/>
    </style:style>
    <style:style style:name="T51" style:family="text">
      <style:text-properties style:font-name="DejaVu Sans" officeooo:rsid="01916cb1"/>
    </style:style>
    <style:style style:name="T52" style:family="text">
      <style:text-properties style:font-name="DejaVu Sans" officeooo:rsid="01ff4ddd"/>
    </style:style>
    <style:style style:name="T53" style:family="text">
      <style:text-properties style:font-name="DejaVu Sans" officeooo:rsid="021128de"/>
    </style:style>
    <style:style style:name="T54" style:family="text">
      <style:text-properties style:font-name="DejaVu Sans" officeooo:rsid="0215b1a8"/>
    </style:style>
    <style:style style:name="T55" style:family="text">
      <style:text-properties style:font-name="DejaVu Sans" officeooo:rsid="02175c65"/>
    </style:style>
    <style:style style:name="T56" style:family="text">
      <style:text-properties style:font-name="DejaVu Sans" officeooo:rsid="025982c1"/>
    </style:style>
    <style:style style:name="T57" style:family="text">
      <style:text-properties style:font-name="DejaVu Sans" officeooo:rsid="0263714d"/>
    </style:style>
    <style:style style:name="T58" style:family="text">
      <style:text-properties style:font-name="DejaVu Sans" officeooo:rsid="026647cc"/>
    </style:style>
    <style:style style:name="T59" style:family="text">
      <style:text-properties style:font-name="DejaVu Sans" officeooo:rsid="02adbabf"/>
    </style:style>
    <style:style style:name="T60" style:family="text">
      <style:text-properties style:font-name="DejaVu Sans" officeooo:rsid="0354344b"/>
    </style:style>
    <style:style style:name="T61" style:family="text">
      <style:text-properties style:font-name="DejaVu Sans" officeooo:rsid="03085e52"/>
    </style:style>
    <style:style style:name="T62" style:family="text">
      <style:text-properties style:font-name="DejaVu Sans" officeooo:rsid="0313388b"/>
    </style:style>
    <style:style style:name="T63" style:family="text">
      <style:text-properties style:font-name="DejaVu Sans" officeooo:rsid="04222e79"/>
    </style:style>
    <style:style style:name="T64" style:family="text">
      <style:text-properties style:font-name="DejaVu Sans" officeooo:rsid="04ab5aa0"/>
    </style:style>
    <style:style style:name="T65" style:family="text">
      <style:text-properties style:font-name="DejaVu Sans" officeooo:rsid="04af94a3"/>
    </style:style>
    <style:style style:name="T66" style:family="text">
      <style:text-properties style:font-name="DejaVu Sans" officeooo:rsid="04b643df"/>
    </style:style>
    <style:style style:name="T67" style:family="text">
      <style:text-properties style:font-name="DejaVu Sans" officeooo:rsid="052ad10b"/>
    </style:style>
    <style:style style:name="T68" style:family="text">
      <style:text-properties style:font-name="DejaVu Sans" officeooo:rsid="0557e86e"/>
    </style:style>
    <style:style style:name="T69" style:family="text">
      <style:text-properties style:font-name="DejaVu Sans" officeooo:rsid="058bd695"/>
    </style:style>
    <style:style style:name="T70" style:family="text">
      <style:text-properties style:font-name="DejaVu Sans" officeooo:rsid="058d5195"/>
    </style:style>
    <style:style style:name="T71" style:family="text">
      <style:text-properties officeooo:rsid="00409e9e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6d48ee"/>
    </style:style>
    <style:style style:name="T74" style:family="text">
      <style:text-properties style:text-underline-style="none" officeooo:rsid="016c7041"/>
    </style:style>
    <style:style style:name="T75" style:family="text">
      <style:text-properties style:text-underline-style="none" officeooo:rsid="0171317d"/>
    </style:style>
    <style:style style:name="T76" style:family="text">
      <style:text-properties style:text-underline-style="none" officeooo:rsid="00628e40"/>
    </style:style>
    <style:style style:name="T77" style:family="text">
      <style:text-properties style:text-underline-style="none" officeooo:rsid="0273dd29"/>
    </style:style>
    <style:style style:name="T78" style:family="text">
      <style:text-properties style:text-underline-style="none" officeooo:rsid="029314ac"/>
    </style:style>
    <style:style style:name="T79" style:family="text">
      <style:text-properties style:text-underline-style="none" officeooo:rsid="0296f091"/>
    </style:style>
    <style:style style:name="T80" style:family="text">
      <style:text-properties style:text-underline-style="none" officeooo:rsid="02c1f7c6"/>
    </style:style>
    <style:style style:name="T81" style:family="text">
      <style:text-properties style:text-underline-style="none" officeooo:rsid="02c42fe5"/>
    </style:style>
    <style:style style:name="T82" style:family="text">
      <style:text-properties style:text-underline-style="none" officeooo:rsid="035f77ae"/>
    </style:style>
    <style:style style:name="T83" style:family="text">
      <style:text-properties style:text-underline-style="none" officeooo:rsid="039d3f76"/>
    </style:style>
    <style:style style:name="T84" style:family="text">
      <style:text-properties style:text-underline-style="none" officeooo:rsid="03a9b498"/>
    </style:style>
    <style:style style:name="T85" style:family="text">
      <style:text-properties style:text-underline-style="none" officeooo:rsid="016deff9"/>
    </style:style>
    <style:style style:name="T86" style:family="text">
      <style:text-properties style:text-underline-style="none" officeooo:rsid="03ab5aad"/>
    </style:style>
    <style:style style:name="T87" style:family="text">
      <style:text-properties style:text-underline-style="none" officeooo:rsid="03c8655a"/>
    </style:style>
    <style:style style:name="T88" style:family="text">
      <style:text-properties style:text-underline-style="none" officeooo:rsid="03ca3850"/>
    </style:style>
    <style:style style:name="T89" style:family="text">
      <style:text-properties style:text-underline-style="none" officeooo:rsid="03f70ee0"/>
    </style:style>
    <style:style style:name="T90" style:family="text">
      <style:text-properties style:text-underline-style="none" officeooo:rsid="049927a8"/>
    </style:style>
    <style:style style:name="T91" style:family="text">
      <style:text-properties style:text-underline-style="none" officeooo:rsid="049b88f6"/>
    </style:style>
    <style:style style:name="T92" style:family="text">
      <style:text-properties style:text-underline-style="none" officeooo:rsid="0544963f"/>
    </style:style>
    <style:style style:name="T93" style:family="text">
      <style:text-properties style:text-underline-style="none" officeooo:rsid="0545171a"/>
    </style:style>
    <style:style style:name="T94" style:family="text">
      <style:text-properties style:text-underline-style="none" officeooo:rsid="0545dfe6"/>
    </style:style>
    <style:style style:name="T95" style:family="text">
      <style:text-properties style:text-underline-style="none" officeooo:rsid="0329cdea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2aeb119" style:font-weight-asian="bold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b3aae6" style:font-weight-asian="normal" style:font-weight-complex="normal"/>
    </style:style>
    <style:style style:name="T100" style:family="text">
      <style:text-properties fo:font-weight="normal" officeooo:rsid="00b56708" style:font-weight-asian="normal" style:font-weight-complex="normal"/>
    </style:style>
    <style:style style:name="T101" style:family="text">
      <style:text-properties fo:font-weight="normal" officeooo:rsid="00bb606c" style:font-weight-asian="normal" style:font-weight-complex="normal"/>
    </style:style>
    <style:style style:name="T102" style:family="text">
      <style:text-properties fo:font-weight="normal" officeooo:rsid="00e13b86" style:font-weight-asian="normal" style:font-weight-complex="normal"/>
    </style:style>
    <style:style style:name="T103" style:family="text">
      <style:text-properties fo:font-weight="normal" officeooo:rsid="00e68aab" style:font-weight-asian="normal" style:font-weight-complex="normal"/>
    </style:style>
    <style:style style:name="T104" style:family="text">
      <style:text-properties fo:font-weight="normal" officeooo:rsid="02aeb119" style:font-weight-asian="normal" style:font-weight-complex="normal"/>
    </style:style>
    <style:style style:name="T105" style:family="text">
      <style:text-properties fo:font-weight="normal" officeooo:rsid="02b141ec" style:font-weight-asian="normal" style:font-weight-complex="normal"/>
    </style:style>
    <style:style style:name="T106" style:family="text">
      <style:text-properties officeooo:rsid="00b010cf"/>
    </style:style>
    <style:style style:name="T107" style:family="text">
      <style:text-properties officeooo:rsid="00b7127c"/>
    </style:style>
    <style:style style:name="T108" style:family="text">
      <style:text-properties officeooo:rsid="01052053"/>
    </style:style>
    <style:style style:name="T109" style:family="text">
      <style:text-properties officeooo:rsid="01255848"/>
    </style:style>
    <style:style style:name="T110" style:family="text">
      <style:text-properties officeooo:rsid="013520c4"/>
    </style:style>
    <style:style style:name="T111" style:family="text">
      <style:text-properties officeooo:rsid="005ceb8e"/>
    </style:style>
    <style:style style:name="T112" style:family="text">
      <style:text-properties officeooo:rsid="01750d8f"/>
    </style:style>
    <style:style style:name="T113" style:family="text">
      <style:text-properties officeooo:rsid="01916cb1"/>
    </style:style>
    <style:style style:name="T114" style:family="text">
      <style:text-properties officeooo:rsid="0081a6a3"/>
    </style:style>
    <style:style style:name="T115" style:family="text">
      <style:text-properties officeooo:rsid="01a79071"/>
    </style:style>
    <style:style style:name="T116" style:family="text">
      <style:text-properties officeooo:rsid="01a99c17"/>
    </style:style>
    <style:style style:name="T117" style:family="text">
      <style:text-properties officeooo:rsid="01ab0c2e"/>
    </style:style>
    <style:style style:name="T118" style:family="text">
      <style:text-properties style:font-name="essio"/>
    </style:style>
    <style:style style:name="T119" style:family="text">
      <style:text-properties style:font-name="essio" officeooo:rsid="05c0c540"/>
    </style:style>
    <style:style style:name="T120" style:family="text">
      <style:text-properties officeooo:rsid="021f309f"/>
    </style:style>
    <style:style style:name="T121" style:family="text">
      <style:text-properties officeooo:rsid="022d4e7a"/>
    </style:style>
    <style:style style:name="T122" style:family="text">
      <style:text-properties officeooo:rsid="023b7ea4"/>
    </style:style>
    <style:style style:name="T123" style:family="text">
      <style:text-properties officeooo:rsid="025b8cd8"/>
    </style:style>
    <style:style style:name="T124" style:family="text">
      <style:text-properties officeooo:rsid="026e0b94"/>
    </style:style>
    <style:style style:name="T125" style:family="text">
      <style:text-properties officeooo:rsid="027d0c8e"/>
    </style:style>
    <style:style style:name="T126" style:family="text">
      <style:text-properties officeooo:rsid="029174a9"/>
    </style:style>
    <style:style style:name="T127" style:family="text">
      <style:text-properties officeooo:rsid="0294cff6"/>
    </style:style>
    <style:style style:name="T128" style:family="text">
      <style:text-properties officeooo:rsid="02b98b2f"/>
    </style:style>
    <style:style style:name="T129" style:family="text">
      <style:text-properties officeooo:rsid="02e9f84b"/>
    </style:style>
    <style:style style:name="T130" style:family="text">
      <style:text-properties officeooo:rsid="02ea0223"/>
    </style:style>
    <style:style style:name="T131" style:family="text">
      <style:text-properties officeooo:rsid="02eb3314"/>
    </style:style>
    <style:style style:name="T132" style:family="text">
      <style:text-properties officeooo:rsid="03284585"/>
    </style:style>
    <style:style style:name="T133" style:family="text">
      <style:text-properties officeooo:rsid="033638d6"/>
    </style:style>
    <style:style style:name="T134" style:family="text">
      <style:text-properties officeooo:rsid="034e9a89"/>
    </style:style>
    <style:style style:name="T135" style:family="text">
      <style:text-properties officeooo:rsid="039105fd"/>
    </style:style>
    <style:style style:name="T136" style:family="text">
      <style:text-properties officeooo:rsid="03ca3850"/>
    </style:style>
    <style:style style:name="T137" style:family="text">
      <style:text-properties officeooo:rsid="03e3b2ea"/>
    </style:style>
    <style:style style:name="T138" style:family="text">
      <style:text-properties officeooo:rsid="03e75ce0"/>
    </style:style>
    <style:style style:name="T139" style:family="text">
      <style:text-properties officeooo:rsid="03fa4dac"/>
    </style:style>
    <style:style style:name="T140" style:family="text">
      <style:text-properties officeooo:rsid="0405f30b"/>
    </style:style>
    <style:style style:name="T141" style:family="text">
      <style:text-properties officeooo:rsid="041a9352"/>
    </style:style>
    <style:style style:name="T142" style:family="text">
      <style:text-properties officeooo:rsid="041c317c"/>
    </style:style>
    <style:style style:name="T143" style:family="text">
      <style:text-properties style:font-name="essiah"/>
    </style:style>
    <style:style style:name="T144" style:family="text">
      <style:text-properties style:font-name="essiah" officeooo:rsid="020bba62"/>
    </style:style>
    <style:style style:name="T145" style:family="text">
      <style:text-properties style:font-name="essiah" style:text-underline-style="none"/>
    </style:style>
    <style:style style:name="T146" style:family="text">
      <style:text-properties style:font-name="essiah" style:text-underline-style="none" officeooo:rsid="004c3bf4"/>
    </style:style>
    <style:style style:name="T147" style:family="text">
      <style:text-properties style:font-name="essiah" style:text-underline-style="none" officeooo:rsid="034fb306"/>
    </style:style>
    <style:style style:name="T148" style:family="text">
      <style:text-properties style:font-name="essiah" style:text-underline-style="none" officeooo:rsid="034effa7"/>
    </style:style>
    <style:style style:name="T149" style:family="text">
      <style:text-properties style:font-name="essiah" style:text-underline-style="none" officeooo:rsid="01fc524f"/>
    </style:style>
    <style:style style:name="T150" style:family="text">
      <style:text-properties style:font-name="essiah" style:text-underline-style="none" officeooo:rsid="0457e428"/>
    </style:style>
    <style:style style:name="T151" style:family="text">
      <style:text-properties style:font-name="essiah" style:text-underline-style="none" officeooo:rsid="044a53b4"/>
    </style:style>
    <style:style style:name="T152" style:family="text">
      <style:text-properties style:font-name="essiah" style:text-underline-style="none" officeooo:rsid="044b5a1c"/>
    </style:style>
    <style:style style:name="T153" style:family="text">
      <style:text-properties style:font-name="essiah" style:text-underline-style="none" officeooo:rsid="044a4ea1"/>
    </style:style>
    <style:style style:name="T154" style:family="text">
      <style:text-properties style:font-name="essiah" style:text-underline-style="none" officeooo:rsid="04493ead"/>
    </style:style>
    <style:style style:name="T155" style:family="text">
      <style:text-properties style:font-name="essiah" style:text-underline-style="none" officeooo:rsid="04828fbb"/>
    </style:style>
    <style:style style:name="T156" style:family="text">
      <style:text-properties style:font-name="essiah" style:text-underline-style="none" officeooo:rsid="048c685d"/>
    </style:style>
    <style:style style:name="T157" style:family="text">
      <style:text-properties style:font-name="essiah" style:text-underline-style="none" officeooo:rsid="0443fb73"/>
    </style:style>
    <style:style style:name="T158" style:family="text">
      <style:text-properties style:font-name="essiah" style:text-underline-style="none" officeooo:rsid="04a8952f"/>
    </style:style>
    <style:style style:name="T159" style:family="text">
      <style:text-properties style:font-name="essiah" officeooo:rsid="039d3f76"/>
    </style:style>
    <style:style style:name="T160" style:family="text">
      <style:text-properties style:font-name="essiah" officeooo:rsid="01876427"/>
    </style:style>
    <style:style style:name="T161" style:family="text">
      <style:text-properties style:font-name="essiah" officeooo:rsid="0228f73b"/>
    </style:style>
    <style:style style:name="T162" style:family="text">
      <style:text-properties style:font-name="essiah" officeooo:rsid="01916cb1"/>
    </style:style>
    <style:style style:name="T163" style:family="text">
      <style:text-properties style:font-name="essiah" officeooo:rsid="012e99f1"/>
    </style:style>
    <style:style style:name="T164" style:family="text">
      <style:text-properties style:font-name="essiah" officeooo:rsid="0273dd29"/>
    </style:style>
    <style:style style:name="T165" style:family="text">
      <style:text-properties style:font-name="essiah" officeooo:rsid="01699dff"/>
    </style:style>
    <style:style style:name="T166" style:family="text">
      <style:text-properties style:font-name="essiah" officeooo:rsid="029a026f"/>
    </style:style>
    <style:style style:name="T167" style:family="text">
      <style:text-properties style:font-name="essiah" officeooo:rsid="0101024d"/>
    </style:style>
    <style:style style:name="T168" style:family="text">
      <style:text-properties style:font-name="essiah" officeooo:rsid="02982f09"/>
    </style:style>
    <style:style style:name="T169" style:family="text">
      <style:text-properties style:font-name="essiah" officeooo:rsid="0199130e"/>
    </style:style>
    <style:style style:name="T170" style:family="text">
      <style:text-properties style:font-name="essiah" officeooo:rsid="01947c2f"/>
    </style:style>
    <style:style style:name="T171" style:family="text">
      <style:text-properties style:font-name="essiah" officeooo:rsid="0080d648"/>
    </style:style>
    <style:style style:name="T172" style:family="text">
      <style:text-properties style:font-name="essiah" officeooo:rsid="0100bf72"/>
    </style:style>
    <style:style style:name="T173" style:family="text">
      <style:text-properties style:font-name="essiah" officeooo:rsid="02d39f21"/>
    </style:style>
    <style:style style:name="T174" style:family="text">
      <style:text-properties style:font-name="essiah" officeooo:rsid="025d1d3e"/>
    </style:style>
    <style:style style:name="T175" style:family="text">
      <style:text-properties style:font-name="essiah" officeooo:rsid="002f4463"/>
    </style:style>
    <style:style style:name="T176" style:family="text">
      <style:text-properties style:font-name="essiah" officeooo:rsid="01633155"/>
    </style:style>
    <style:style style:name="T177" style:family="text">
      <style:text-properties style:font-name="essiah" officeooo:rsid="04a199c1"/>
    </style:style>
    <style:style style:name="T178" style:family="text">
      <style:text-properties style:font-name="essiah" officeooo:rsid="04a4dd85"/>
    </style:style>
    <style:style style:name="T179" style:family="text">
      <style:text-properties style:font-name="essiah" officeooo:rsid="04ae4dc3"/>
    </style:style>
    <style:style style:name="T180" style:family="text">
      <style:text-properties style:font-name="essiah" officeooo:rsid="04cc48cc"/>
    </style:style>
    <style:style style:name="T181" style:family="text">
      <style:text-properties style:font-name="essiah" officeooo:rsid="04f7fd43"/>
    </style:style>
    <style:style style:name="T182" style:family="text">
      <style:text-properties style:font-name="essiah" officeooo:rsid="052e33ee"/>
    </style:style>
    <style:style style:name="T183" style:family="text">
      <style:text-properties style:font-name="essiah" officeooo:rsid="0530307f"/>
    </style:style>
    <style:style style:name="T184" style:family="text">
      <style:text-properties style:font-name="essiah" officeooo:rsid="054b278b"/>
    </style:style>
    <style:style style:name="T185" style:family="text">
      <style:text-properties style:font-name="essiah" officeooo:rsid="053702a8"/>
    </style:style>
    <style:style style:name="T186" style:family="text">
      <style:text-properties style:font-name="essiah" officeooo:rsid="053e41cf"/>
    </style:style>
    <style:style style:name="T187" style:family="text">
      <style:text-properties style:font-name="essiah" officeooo:rsid="05609552"/>
    </style:style>
    <style:style style:name="T188" style:family="text">
      <style:text-properties style:font-name="essiah" officeooo:rsid="058bd695"/>
    </style:style>
    <style:style style:name="T189" style:family="text">
      <style:text-properties style:font-name="essiah" officeooo:rsid="05ae7064"/>
    </style:style>
    <style:style style:name="T190" style:family="text">
      <style:text-properties officeooo:rsid="046cd926"/>
    </style:style>
    <style:style style:name="T191" style:family="text">
      <style:text-properties officeooo:rsid="047a1f1d"/>
    </style:style>
    <style:style style:name="T192" style:family="text">
      <style:text-properties officeooo:rsid="047ba75c"/>
    </style:style>
    <style:style style:name="T193" style:family="text">
      <style:text-properties officeooo:rsid="047d09a1"/>
    </style:style>
    <style:style style:name="T194" style:family="text">
      <style:text-properties officeooo:rsid="04866664"/>
    </style:style>
    <style:style style:name="T195" style:family="text">
      <style:text-properties officeooo:rsid="04986440"/>
    </style:style>
    <style:style style:name="T196" style:family="text">
      <style:text-properties officeooo:rsid="049b1912"/>
    </style:style>
    <style:style style:name="T197" style:family="text">
      <style:text-properties officeooo:rsid="04a199c1"/>
    </style:style>
    <style:style style:name="T198" style:family="text">
      <style:text-properties officeooo:rsid="04a51a08"/>
    </style:style>
    <style:style style:name="T199" style:family="text">
      <style:text-properties officeooo:rsid="04af94a3"/>
    </style:style>
    <style:style style:name="T200" style:family="text">
      <style:text-properties officeooo:rsid="04b6fbb9"/>
    </style:style>
    <style:style style:name="T201" style:family="text">
      <style:text-properties officeooo:rsid="04b8d8e8"/>
    </style:style>
    <style:style style:name="T202" style:family="text">
      <style:text-properties officeooo:rsid="04bc3738"/>
    </style:style>
    <style:style style:name="T203" style:family="text">
      <style:text-properties officeooo:rsid="04c1febf"/>
    </style:style>
    <style:style style:name="T204" style:family="text">
      <style:text-properties officeooo:rsid="04d9a50b"/>
    </style:style>
    <style:style style:name="T205" style:family="text">
      <style:text-properties officeooo:rsid="04f8ed2b"/>
    </style:style>
    <style:style style:name="T206" style:family="text">
      <style:text-properties officeooo:rsid="05158c03"/>
    </style:style>
    <style:style style:name="T207" style:family="text">
      <style:text-properties officeooo:rsid="05429ecc"/>
    </style:style>
    <style:style style:name="T208" style:family="text">
      <style:text-properties officeooo:rsid="05462bce"/>
    </style:style>
    <style:style style:name="T209" style:family="text">
      <style:text-properties officeooo:rsid="054898e8"/>
    </style:style>
    <style:style style:name="T210" style:family="text">
      <style:text-properties officeooo:rsid="0549c7b9"/>
    </style:style>
    <style:style style:name="T211" style:family="text">
      <style:text-properties officeooo:rsid="054c280e"/>
    </style:style>
    <style:style style:name="T212" style:family="text">
      <style:text-properties officeooo:rsid="054d348e"/>
    </style:style>
    <style:style style:name="T213" style:family="text">
      <style:text-properties officeooo:rsid="0557e86e"/>
    </style:style>
    <style:style style:name="T214" style:family="text">
      <style:text-properties officeooo:rsid="05609552"/>
    </style:style>
    <style:style style:name="T215" style:family="text">
      <style:text-properties officeooo:rsid="0565a630"/>
    </style:style>
    <style:style style:name="T216" style:family="text">
      <style:text-properties officeooo:rsid="056e1378"/>
    </style:style>
    <style:style style:name="T217" style:family="text">
      <style:text-properties officeooo:rsid="057479ff"/>
    </style:style>
    <style:style style:name="T218" style:family="text">
      <style:text-properties officeooo:rsid="00a0220c"/>
    </style:style>
    <style:style style:name="T219" style:family="text">
      <style:text-properties officeooo:rsid="058d5195"/>
    </style:style>
    <style:style style:name="T220" style:family="text">
      <style:text-properties officeooo:rsid="0597a068"/>
    </style:style>
    <style:style style:name="T221" style:family="text">
      <style:text-properties officeooo:rsid="0329cdea"/>
    </style:style>
    <style:style style:name="T222" style:family="text">
      <style:text-properties officeooo:rsid="006d48ee"/>
    </style:style>
    <style:style style:name="T223" style:family="text">
      <style:text-properties officeooo:rsid="05b88fcc"/>
    </style:style>
    <style:style style:name="T224" style:family="text">
      <style:text-properties officeooo:rsid="05c0c540"/>
    </style:style>
    <style:style style:name="T225" style:family="text">
      <style:text-properties style:font-name="essiah"/>
    </style:style>
    <style:style style:name="T226" style:family="text">
      <style:text-properties style:font-name="essiah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e<text:span text:style-name="T213">ssEo</text:span></text:p>
      <text:p text:style-name="P5"/>
      <text:p text:style-name="P36">Alphabet:</text:p>
      <text:p text:style-name="P5"/>
      <text:p text:style-name="P202">oiaeusncpmrzlvjbdthfZwyNg</text:p>
      <text:p text:style-name="P35"/>
      <text:p text:style-name="P44">Basics:</text:p>
      <text:p text:style-name="P3"/>
      <text:p text:style-name="P171"><text:span text:style-name="T25">The default </text:span><text:span text:style-name="T26">order </text:span><text:span text:style-name="T25">is </text:span><text:span text:style-name="T30">S</text:span><text:span text:style-name="T5">ubject-</text:span><text:span text:style-name="T30">V</text:span><text:span text:style-name="T5">erb</text:span><text:span text:style-name="T59">-</text:span><text:span text:style-name="T30">O</text:span><text:span text:style-name="T5">bject</text:span><text:span text:style-name="T25">, but any arrangement is allowed</text:span><text:span text:style-name="T68"> with the use of markers.</text:span></text:p>
      <text:p text:style-name="P56"/>
      <text:p text:style-name="P56">The subject and object are optional. When no subject is given, 1st person singular is assumed.</text:p>
      <text:p text:style-name="P57"/>
      <text:p text:style-name="P172"><text:span text:style-name="T28">Modifiers </text:span><text:span text:style-name="T5">follow the</text:span><text:span text:style-name="T28">ir target</text:span><text:span text:style-name="T29"> (i.e. "ball </text:span><text:span text:style-name="T52">the</text:span><text:span text:style-name="T66"> red</text:span><text:span text:style-name="T29">").</text:span></text:p>
      <text:p text:style-name="P173"/>
      <text:p text:style-name="P79">Verbs do not start or end with long vowels.</text:p>
      <text:p text:style-name="P173"/>
      <text:p text:style-name="P37">Pronunciations<text:span text:style-name="T115">: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C"/>
        <table:table-column table:style-name="Table3.J"/>
        <table:table-column table:style-name="Table3.K"/>
        <table:table-column table:style-name="Table3.C"/>
        <table:table-column table:style-name="Table3.M"/>
        <table:table-column table:style-name="Table3.N"/>
        <table:table-column table:style-name="Table3.C"/>
        <table:table-row table:style-name="Table3.1"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>IPA</text:p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>IPA</text:p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>IPA</text:p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>IPA</text:p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/>
          </table:table-cell>
          <table:table-cell table:style-name="Table3.A1" office:value-type="string">
            <text:p text:style-name="P147">IPA</text:p>
          </table:table-cell>
        </table:table-row>
        <table:table-row table:style-name="Table3.1">
          <table:table-cell table:style-name="Table3.A1" office:value-type="string">
            <text:p text:style-name="P118">o</text:p>
          </table:table-cell>
          <table:table-cell table:style-name="Table3.A1" office:value-type="string">
            <text:p text:style-name="P48">h<text:span text:style-name="T96">o</text:span>t</text:p>
          </table:table-cell>
          <table:table-cell table:style-name="Table3.A1" office:value-type="string">
            <text:p text:style-name="P46">a</text:p>
          </table:table-cell>
          <table:table-cell table:style-name="Table3.A1" office:value-type="string">
            <text:p text:style-name="P118">i</text:p>
          </table:table-cell>
          <table:table-cell table:style-name="Table3.A1" office:value-type="string">
            <text:p text:style-name="P50">p<text:span text:style-name="T96">i</text:span><text:span text:style-name="T98">t</text:span></text:p>
          </table:table-cell>
          <table:table-cell table:style-name="Table3.A1" office:value-type="string">
            <text:p text:style-name="P46">ɪ</text:p>
          </table:table-cell>
          <table:table-cell table:style-name="Table3.A1" office:value-type="string">
            <text:p text:style-name="P118">a</text:p>
          </table:table-cell>
          <table:table-cell table:style-name="Table3.A1" office:value-type="string">
            <text:p text:style-name="P48">s<text:span text:style-name="T96">a</text:span>t</text:p>
          </table:table-cell>
          <table:table-cell table:style-name="Table3.A1" office:value-type="string">
            <text:p text:style-name="P46">æ</text:p>
          </table:table-cell>
          <table:table-cell table:style-name="Table3.A1" office:value-type="string">
            <text:p text:style-name="P118">e</text:p>
          </table:table-cell>
          <table:table-cell table:style-name="Table3.A1" office:value-type="string">
            <text:p text:style-name="P48">b<text:span text:style-name="T96">e</text:span>t</text:p>
          </table:table-cell>
          <table:table-cell table:style-name="Table3.A1" office:value-type="string">
            <text:p text:style-name="P46">ɛ</text:p>
          </table:table-cell>
          <table:table-cell table:style-name="Table3.A1" office:value-type="string">
            <text:p text:style-name="P118">u</text:p>
          </table:table-cell>
          <table:table-cell table:style-name="Table3.A1" office:value-type="string">
            <text:p text:style-name="P52">b<text:span text:style-name="T96">u</text:span><text:span text:style-name="T98">t</text:span></text:p>
          </table:table-cell>
          <table:table-cell table:style-name="Table3.A1" office:value-type="string">
            <text:p text:style-name="P52">ə</text:p>
          </table:table-cell>
        </table:table-row>
        <table:table-row table:style-name="Table3.1">
          <table:table-cell table:style-name="Table3.A1" office:value-type="string">
            <text:p text:style-name="P118">s</text:p>
          </table:table-cell>
          <table:table-cell table:style-name="Table3.A1" office:value-type="string">
            <text:p text:style-name="P48"><text:span text:style-name="T96">s</text:span>a<text:span text:style-name="T200">t</text:span></text:p>
          </table:table-cell>
          <table:table-cell table:style-name="Table3.A1" office:value-type="string">
            <text:p text:style-name="P46">s</text:p>
          </table:table-cell>
          <table:table-cell table:style-name="Table3.A1" office:value-type="string">
            <text:p text:style-name="P118">n</text:p>
          </table:table-cell>
          <table:table-cell table:style-name="Table3.A1" office:value-type="string">
            <text:p text:style-name="P48"><text:span text:style-name="T96">n</text:span><text:span text:style-name="T105">ap</text:span></text:p>
          </table:table-cell>
          <table:table-cell table:style-name="Table3.A1" office:value-type="string">
            <text:p text:style-name="P46">n</text:p>
          </table:table-cell>
          <table:table-cell table:style-name="Table3.A1" office:value-type="string">
            <text:p text:style-name="P118">c</text:p>
          </table:table-cell>
          <table:table-cell table:style-name="Table3.A1" office:value-type="string">
            <text:p text:style-name="P48"><text:span text:style-name="T96">c</text:span>a<text:span text:style-name="T201">n</text:span></text:p>
          </table:table-cell>
          <table:table-cell table:style-name="Table3.A1" office:value-type="string">
            <text:p text:style-name="P46">k</text:p>
          </table:table-cell>
          <table:table-cell table:style-name="Table3.A1" office:value-type="string">
            <text:p text:style-name="P118">p</text:p>
          </table:table-cell>
          <table:table-cell table:style-name="Table3.A1" office:value-type="string">
            <text:p text:style-name="P48"><text:span text:style-name="T96">p</text:span>art</text:p>
          </table:table-cell>
          <table:table-cell table:style-name="Table3.A1" office:value-type="string">
            <text:p text:style-name="P46">p</text:p>
          </table:table-cell>
          <table:table-cell table:style-name="Table3.A1" office:value-type="string">
            <text:p text:style-name="P153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118">m</text:p>
          </table:table-cell>
          <table:table-cell table:style-name="Table3.A1" office:value-type="string">
            <text:p text:style-name="P48"><text:span text:style-name="T96">m</text:span><text:span text:style-name="T102">at</text:span></text:p>
          </table:table-cell>
          <table:table-cell table:style-name="Table3.A1" office:value-type="string">
            <text:p text:style-name="P53">m</text:p>
          </table:table-cell>
          <table:table-cell table:style-name="Table3.A1" office:value-type="string">
            <text:p text:style-name="P120">r</text:p>
          </table:table-cell>
          <table:table-cell table:style-name="Table3.A1" office:value-type="string">
            <text:p text:style-name="P71">r<text:span text:style-name="T98">ope</text:span></text:p>
          </table:table-cell>
          <table:table-cell table:style-name="Table3.A1" office:value-type="string">
            <text:p text:style-name="P47">r</text:p>
          </table:table-cell>
          <table:table-cell table:style-name="Table3.A1" office:value-type="string">
            <text:p text:style-name="P119">z</text:p>
          </table:table-cell>
          <table:table-cell table:style-name="Table3.A1" office:value-type="string">
            <text:p text:style-name="P49"><text:span text:style-name="T96">z</text:span>ap</text:p>
          </table:table-cell>
          <table:table-cell table:style-name="Table3.A1" office:value-type="string">
            <text:p text:style-name="P46">z</text:p>
          </table:table-cell>
          <table:table-cell table:style-name="Table3.A1" office:value-type="string">
            <text:p text:style-name="P118">l</text:p>
          </table:table-cell>
          <table:table-cell table:style-name="Table3.A1" office:value-type="string">
            <text:p text:style-name="P48"><text:span text:style-name="T96">l</text:span>et</text:p>
          </table:table-cell>
          <table:table-cell table:style-name="Table3.A1" office:value-type="string">
            <text:p text:style-name="P54">l</text:p>
          </table:table-cell>
          <table:table-cell table:style-name="Table3.A1" office:value-type="string">
            <text:p text:style-name="P154"/>
          </table:table-cell>
          <table:table-cell table:style-name="Table3.A1" office:value-type="string">
            <text:p text:style-name="P75"/>
          </table:table-cell>
          <table:table-cell table:style-name="Table3.A1" office:value-type="string">
            <text:p text:style-name="P75"/>
          </table:table-cell>
        </table:table-row>
        <table:table-row table:style-name="Table3.1">
          <table:table-cell table:style-name="Table3.A1" office:value-type="string">
            <text:p text:style-name="P118">v</text:p>
          </table:table-cell>
          <table:table-cell table:style-name="Table3.A1" office:value-type="string">
            <text:p text:style-name="P48"><text:span text:style-name="T96">v</text:span>at</text:p>
          </table:table-cell>
          <table:table-cell table:style-name="Table3.A1" office:value-type="string">
            <text:p text:style-name="P46">v</text:p>
          </table:table-cell>
          <table:table-cell table:style-name="Table3.A1" office:value-type="string">
            <text:p text:style-name="P118">j</text:p>
          </table:table-cell>
          <table:table-cell table:style-name="Table3.A1" office:value-type="string">
            <text:p text:style-name="P48"><text:span text:style-name="T96">j</text:span>ump</text:p>
          </table:table-cell>
          <table:table-cell table:style-name="Table3.A1" office:value-type="string">
            <text:p text:style-name="P168"><text:span text:style-name="T218">d</text:span>ʒ</text:p>
          </table:table-cell>
          <table:table-cell table:style-name="Table3.A1" office:value-type="string">
            <text:p text:style-name="P118">b</text:p>
          </table:table-cell>
          <table:table-cell table:style-name="Table3.A1" office:value-type="string">
            <text:p text:style-name="P48"><text:span text:style-name="T96">b</text:span>a<text:span text:style-name="T107">ll</text:span></text:p>
          </table:table-cell>
          <table:table-cell table:style-name="Table3.A1" office:value-type="string">
            <text:p text:style-name="P46">b</text:p>
          </table:table-cell>
          <table:table-cell table:style-name="Table3.A1" office:value-type="string">
            <text:p text:style-name="P118">d</text:p>
          </table:table-cell>
          <table:table-cell table:style-name="Table3.A1" office:value-type="string">
            <text:p text:style-name="P48"><text:span text:style-name="T96">d</text:span><text:span text:style-name="T99">ock</text:span></text:p>
          </table:table-cell>
          <table:table-cell table:style-name="Table3.A1" office:value-type="string">
            <text:p text:style-name="P46">d</text:p>
          </table:table-cell>
          <table:table-cell table:style-name="Table3.A1" office:value-type="string">
            <text:p text:style-name="P153"/>
          </table:table-cell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6"/>
          </table:table-cell>
        </table:table-row>
        <table:table-row table:style-name="Table3.1">
          <table:table-cell table:style-name="Table3.A1" office:value-type="string">
            <text:p text:style-name="P118">t</text:p>
          </table:table-cell>
          <table:table-cell table:style-name="Table3.A1" office:value-type="string">
            <text:p text:style-name="P48"><text:span text:style-name="T96">t</text:span>op</text:p>
          </table:table-cell>
          <table:table-cell table:style-name="Table3.A1" office:value-type="string">
            <text:p text:style-name="P46">t</text:p>
          </table:table-cell>
          <table:table-cell table:style-name="Table3.A1" office:value-type="string">
            <text:p text:style-name="P118">h</text:p>
          </table:table-cell>
          <table:table-cell table:style-name="Table3.A1" office:value-type="string">
            <text:p text:style-name="P48"><text:span text:style-name="T96">h</text:span>elp</text:p>
          </table:table-cell>
          <table:table-cell table:style-name="Table3.A1" office:value-type="string">
            <text:p text:style-name="P46">h</text:p>
          </table:table-cell>
          <table:table-cell table:style-name="Table3.A1" office:value-type="string">
            <text:p text:style-name="P118">f</text:p>
          </table:table-cell>
          <table:table-cell table:style-name="Table3.A1" office:value-type="string">
            <text:p text:style-name="P48"><text:span text:style-name="T96">f</text:span>ar</text:p>
          </table:table-cell>
          <table:table-cell table:style-name="Table3.A1" office:value-type="string">
            <text:p text:style-name="P78">f</text:p>
          </table:table-cell>
          <table:table-cell table:style-name="Table3.A1" office:value-type="string">
            <text:p text:style-name="P133">Z</text:p>
          </table:table-cell>
          <table:table-cell table:style-name="Table3.A1" office:value-type="string">
            <text:p text:style-name="P51"><text:span text:style-name="T103">vi</text:span><text:span text:style-name="T96">s</text:span><text:span text:style-name="T103">ion</text:span></text:p>
          </table:table-cell>
          <table:table-cell table:style-name="Table3.A1" office:value-type="string">
            <text:p text:style-name="P78">ʒ</text:p>
          </table:table-cell>
          <table:table-cell table:style-name="Table3.A1" office:value-type="string">
            <text:p text:style-name="P158"/>
          </table:table-cell>
          <table:table-cell table:style-name="Table3.A1" office:value-type="string">
            <text:p text:style-name="P77"/>
          </table:table-cell>
          <table:table-cell table:style-name="Table3.A1" office:value-type="string">
            <text:p text:style-name="P77"/>
          </table:table-cell>
        </table:table-row>
        <table:table-row table:style-name="Table3.1">
          <table:table-cell table:style-name="Table3.A1" office:value-type="string">
            <text:p text:style-name="P118">w</text:p>
          </table:table-cell>
          <table:table-cell table:style-name="Table3.A1" office:value-type="string">
            <text:p text:style-name="P48"><text:span text:style-name="T96">w</text:span>alk</text:p>
          </table:table-cell>
          <table:table-cell table:style-name="Table3.A1" office:value-type="string">
            <text:p text:style-name="P46">w</text:p>
          </table:table-cell>
          <table:table-cell table:style-name="Table3.A1" office:value-type="string">
            <text:p text:style-name="P118">y</text:p>
          </table:table-cell>
          <table:table-cell table:style-name="Table3.A1" office:value-type="string">
            <text:p text:style-name="P48"><text:span text:style-name="T96">y</text:span>ell</text:p>
          </table:table-cell>
          <table:table-cell table:style-name="Table3.A1" office:value-type="string">
            <text:p text:style-name="P46">j</text:p>
          </table:table-cell>
          <table:table-cell table:style-name="Table3.A1" office:value-type="string">
            <text:p text:style-name="P118">N</text:p>
          </table:table-cell>
          <table:table-cell table:style-name="Table3.A1" office:value-type="string">
            <text:p text:style-name="P48">si<text:span text:style-name="T96">ng</text:span></text:p>
          </table:table-cell>
          <table:table-cell table:style-name="Table3.A1" office:value-type="string">
            <text:p text:style-name="P46">ŋ</text:p>
          </table:table-cell>
          <table:table-cell table:style-name="Table3.A1" office:value-type="string">
            <text:p text:style-name="P118">g</text:p>
          </table:table-cell>
          <table:table-cell table:style-name="Table3.A1" office:value-type="string">
            <text:p text:style-name="P48"><text:span text:style-name="T96">g</text:span>ood</text:p>
          </table:table-cell>
          <table:table-cell table:style-name="Table3.A1" office:value-type="string">
            <text:p text:style-name="P46">g</text:p>
          </table:table-cell>
          <table:table-cell table:style-name="Table3.A1" office:value-type="string">
            <text:p text:style-name="P153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</table:table>
      <text:p text:style-name="P4"/>
      <text:p text:style-name="P38"><text:span text:style-name="T219">Vowel </text:span>Digraphs: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26"><text:span text:style-name="T106">o</text:span>o</text:p>
          </table:table-cell>
          <table:table-cell table:style-name="Table7.A1" office:value-type="string">
            <text:p text:style-name="P9"><text:span text:style-name="T98">v</text:span><text:span text:style-name="T96">o</text:span><text:span text:style-name="T98">te</text:span></text:p>
          </table:table-cell>
          <table:table-cell table:style-name="Table7.A1" office:value-type="string">
            <text:p text:style-name="P27">oi</text:p>
          </table:table-cell>
          <table:table-cell table:style-name="Table7.A1" office:value-type="string">
            <text:p text:style-name="P12">"oh-eye"</text:p>
          </table:table-cell>
          <table:table-cell table:style-name="Table7.A1" office:value-type="string">
            <text:p text:style-name="P27">oa</text:p>
          </table:table-cell>
          <table:table-cell table:style-name="Table7.A1" office:value-type="string">
            <text:p text:style-name="P12"><text:span text:style-name="T105">"</text:span><text:span text:style-name="T98">oh-ay"</text:span></text:p>
          </table:table-cell>
          <table:table-cell table:style-name="Table7.A1" office:value-type="string">
            <text:p text:style-name="P27">oe</text:p>
          </table:table-cell>
          <table:table-cell table:style-name="Table7.A1" office:value-type="string">
            <text:p text:style-name="P12">"oh-ee"</text:p>
          </table:table-cell>
          <table:table-cell table:style-name="Table7.A1" office:value-type="string">
            <text:p text:style-name="P27">ou</text:p>
          </table:table-cell>
          <table:table-cell table:style-name="Table7.A1" office:value-type="string">
            <text:p text:style-name="P23">ou<text:span text:style-name="T98">r</text:span></text:p>
          </table:table-cell>
        </table:table-row>
        <table:table-row>
          <table:table-cell table:style-name="Table7.A1" office:value-type="string">
            <text:p text:style-name="P27">io</text:p>
          </table:table-cell>
          <table:table-cell table:style-name="Table7.A1" office:value-type="string">
            <text:p text:style-name="P10"><text:span text:style-name="T102">"</text:span><text:span text:style-name="T98">eye-oh"</text:span></text:p>
          </table:table-cell>
          <table:table-cell table:style-name="Table7.A1" office:value-type="string">
            <text:p text:style-name="P26">I</text:p>
          </table:table-cell>
          <table:table-cell table:style-name="Table7.A1" office:value-type="string">
            <text:p text:style-name="P13"><text:span text:style-name="T98">p</text:span><text:span text:style-name="T96">i</text:span><text:span text:style-name="T98">e</text:span></text:p>
          </table:table-cell>
          <table:table-cell table:style-name="Table7.A1" office:value-type="string">
            <text:p text:style-name="P29">ia</text:p>
          </table:table-cell>
          <table:table-cell table:style-name="Table7.A1" office:value-type="string">
            <text:p text:style-name="P21">"eye-ay"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29">iu</text:p>
          </table:table-cell>
          <table:table-cell table:style-name="Table7.A1" office:value-type="string">
            <text:p text:style-name="P14">"eye-oo"</text:p>
          </table:table-cell>
        </table:table-row>
        <table:table-row>
          <table:table-cell table:style-name="Table7.A1" office:value-type="string">
            <text:p text:style-name="P28">ao</text:p>
          </table:table-cell>
          <table:table-cell table:style-name="Table7.A1" office:value-type="string">
            <text:p text:style-name="P11">"ay-oh"</text:p>
          </table:table-cell>
          <table:table-cell table:style-name="Table7.A1" office:value-type="string">
            <text:p text:style-name="P28"/>
          </table:table-cell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26">A</text:p>
          </table:table-cell>
          <table:table-cell table:style-name="Table7.A1" office:value-type="string">
            <text:p text:style-name="P15">sk<text:span text:style-name="T96">a</text:span><text:span text:style-name="T98">te</text:span></text:p>
          </table:table-cell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30">a<text:span text:style-name="T206">u</text:span></text:p>
          </table:table-cell>
          <table:table-cell table:style-name="Table7.A1" office:value-type="string">
            <text:p text:style-name="P16">s<text:span text:style-name="T96">aw</text:span></text:p>
          </table:table-cell>
        </table:table-row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27">eo</text:p>
          </table:table-cell>
          <table:table-cell table:style-name="Table7.A1" office:value-type="string">
            <text:p text:style-name="P10">"ee-oh"</text:p>
          </table:table-cell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26">E</text:p>
          </table:table-cell>
          <table:table-cell table:style-name="Table7.A1" office:value-type="string">
            <text:p text:style-name="P15"><text:span text:style-name="T101">s</text:span><text:span text:style-name="T96">ee</text:span><text:span text:style-name="T98">k</text:span></text:p>
          </table:table-cell>
          <table:table-cell table:style-name="Table7.A1" office:value-type="string">
            <text:p text:style-name="P29">eu</text:p>
          </table:table-cell>
          <table:table-cell table:style-name="Table7.A1" office:value-type="string">
            <text:p text:style-name="P14"><text:span text:style-name="T98">f</text:span><text:span text:style-name="T96">eu</text:span><text:span text:style-name="T98">d</text:span></text:p>
          </table:table-cell>
        </table:table-row>
        <table:table-row>
          <table:table-cell table:style-name="Table7.A1" office:value-type="string">
            <text:p text:style-name="P27">uo</text:p>
          </table:table-cell>
          <table:table-cell table:style-name="Table7.A1" office:value-type="string">
            <text:p text:style-name="P10"><text:span text:style-name="T96">"</text:span><text:span text:style-name="T98">oo-oh"</text:span></text:p>
          </table:table-cell>
          <table:table-cell table:style-name="Table7.A1" office:value-type="string">
            <text:p text:style-name="P32">ui</text:p>
          </table:table-cell>
          <table:table-cell table:style-name="Table7.A1" office:value-type="string">
            <text:p text:style-name="P22">"oo-eye"</text:p>
          </table:table-cell>
          <table:table-cell table:style-name="Table7.A1" office:value-type="string">
            <text:p text:style-name="P33">ua</text:p>
          </table:table-cell>
          <table:table-cell table:style-name="Table7.A1" office:value-type="string">
            <text:p text:style-name="P20">"oo-ay"</text:p>
          </table:table-cell>
          <table:table-cell table:style-name="Table7.A1" office:value-type="string">
            <text:p text:style-name="P33">ue</text:p>
          </table:table-cell>
          <table:table-cell table:style-name="Table7.A1" office:value-type="string">
            <text:p text:style-name="P18">"oo-ee"</text:p>
          </table:table-cell>
          <table:table-cell table:style-name="Table7.A1" office:value-type="string">
            <text:p text:style-name="P31">uu</text:p>
          </table:table-cell>
          <table:table-cell table:style-name="Table7.A1" office:value-type="string">
            <text:p text:style-name="P17"><text:span text:style-name="T104">l</text:span><text:span text:style-name="T97">u</text:span><text:span text:style-name="T98">t</text:span><text:span text:style-name="T104">e</text:span></text:p>
          </table:table-cell>
        </table:table-row>
      </table:table>
      <text:p text:style-name="P2"/>
      <text:p text:style-name="P155">If a potential <text:span text:style-name="T219">vowel digraph</text:span> is followed by another vowel<text:span text:style-name="T215"> that might create a second digraph</text:span>, then the <text:span text:style-name="T215">first </text:span>is<text:span text:style-name="T219"> </text:span>assumed to avoid <text:soft-page-break/>ambiguities. This can be seen in the name of the language, <text:span text:style-name="T143">essEo</text:span><text:span text:style-name="T5">, where</text:span><text:span text:style-name="T69">,</text:span><text:span text:style-name="T5"> </text:span><text:span text:style-name="T143">E</text:span><text:span text:style-name="T69">, </text:span><text:span text:style-name="T5">is assumed and,</text:span><text:span text:style-name="T70"> </text:span><text:span text:style-name="T188">eo</text:span><text:span text:style-name="T5">, is avoided.</text:span></text:p>
      <text:p text:style-name="P1"/>
      <text:p text:style-name="P167">Consonant Digraphs:</text:p>
      <text:p text:style-name="P15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C"/>
        <table:table-column table:style-name="Table4.G"/>
        <table:table-column table:style-name="Table4.H"/>
        <table:table-column table:style-name="Table4.C"/>
        <table:table-row>
          <table:table-cell table:style-name="Table4.A1" office:value-type="string">
            <text:p text:style-name="P148"/>
          </table:table-cell>
          <table:table-cell table:style-name="Table4.A1" office:value-type="string">
            <text:p text:style-name="P150"/>
          </table:table-cell>
          <table:table-cell table:style-name="Table4.A1" office:value-type="string">
            <text:p text:style-name="P151">IPA</text:p>
          </table:table-cell>
          <table:table-cell table:style-name="Table4.A1" office:value-type="string">
            <text:p text:style-name="P148"/>
          </table:table-cell>
          <table:table-cell table:style-name="Table4.A1" office:value-type="string">
            <text:p text:style-name="P150"/>
          </table:table-cell>
          <table:table-cell table:style-name="Table4.A1" office:value-type="string">
            <text:p text:style-name="P151">IPA</text:p>
          </table:table-cell>
          <table:table-cell table:style-name="Table4.A1" office:value-type="string">
            <text:p text:style-name="P149"/>
          </table:table-cell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51">IPA</text:p>
          </table:table-cell>
        </table:table-row>
        <table:table-row>
          <table:table-cell table:style-name="Table4.A1" office:value-type="string">
            <text:p text:style-name="P121">ch</text:p>
          </table:table-cell>
          <table:table-cell table:style-name="Table4.A1" office:value-type="string">
            <text:p text:style-name="P72">ch<text:span text:style-name="T98">air</text:span></text:p>
          </table:table-cell>
          <table:table-cell table:style-name="Table4.A1" office:value-type="string">
            <text:p text:style-name="P72">tʃ</text:p>
          </table:table-cell>
          <table:table-cell table:style-name="Table4.A1" office:value-type="string">
            <text:p text:style-name="P121">sh</text:p>
          </table:table-cell>
          <table:table-cell table:style-name="Table4.A1" office:value-type="string">
            <text:p text:style-name="P72">sh<text:span text:style-name="T98">op</text:span></text:p>
          </table:table-cell>
          <table:table-cell table:style-name="Table4.A1" office:value-type="string">
            <text:p text:style-name="P72">ʃ</text:p>
          </table:table-cell>
          <table:table-cell table:style-name="Table4.A1" office:value-type="string">
            <text:p text:style-name="P122">th</text:p>
          </table:table-cell>
          <table:table-cell table:style-name="Table4.A1" office:value-type="string">
            <text:p text:style-name="P74">th<text:span text:style-name="T98">at</text:span></text:p>
          </table:table-cell>
          <table:table-cell table:style-name="Table4.A1" office:value-type="string">
            <text:p text:style-name="P73">θ</text:p>
          </table:table-cell>
        </table:table-row>
      </table:table>
      <text:p text:style-name="P58"/>
      <text:p text:style-name="P174"><text:span text:style-name="T144">x</text:span><text:span text:style-name="T5"> </text:span><text:span text:style-name="T13">- A</text:span><text:span text:style-name="T5"> combination of </text:span><text:span text:style-name="T143">c</text:span><text:span text:style-name="T5"> and </text:span><text:span text:style-name="T143">s</text:span>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175"/>
      <text:p text:style-name="P39">Letter <text:span text:style-name="T117">N</text:span>ames<text:span text:style-name="T116">:</text:span></text:p>
      <text:p text:style-name="P8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123">o</text:p>
          </table:table-cell>
          <table:table-cell table:style-name="Table5.A1" office:value-type="string">
            <text:p text:style-name="P123">oo</text:p>
          </table:table-cell>
          <table:table-cell table:style-name="Table5.A1" office:value-type="string">
            <text:p text:style-name="P123">i</text:p>
          </table:table-cell>
          <table:table-cell table:style-name="Table5.A1" office:value-type="string">
            <text:p text:style-name="P123">I</text:p>
          </table:table-cell>
          <table:table-cell table:style-name="Table5.A1" office:value-type="string">
            <text:p text:style-name="P123">a</text:p>
          </table:table-cell>
          <table:table-cell table:style-name="Table5.A1" office:value-type="string">
            <text:p text:style-name="P123">A</text:p>
          </table:table-cell>
          <table:table-cell table:style-name="Table5.A1" office:value-type="string">
            <text:p text:style-name="P123">e</text:p>
          </table:table-cell>
          <table:table-cell table:style-name="Table5.A1" office:value-type="string">
            <text:p text:style-name="P123">E</text:p>
          </table:table-cell>
          <table:table-cell table:style-name="Table5.A1" office:value-type="string">
            <text:p text:style-name="P123">u</text:p>
          </table:table-cell>
          <table:table-cell table:style-name="Table5.A1" office:value-type="string">
            <text:p text:style-name="P123">uu</text:p>
          </table:table-cell>
        </table:table-row>
        <table:table-row>
          <table:table-cell table:style-name="Table5.A1" office:value-type="string">
            <text:p text:style-name="P123">s</text:p>
          </table:table-cell>
          <table:table-cell table:style-name="Table5.A1" office:value-type="string">
            <text:p text:style-name="P134">so</text:p>
          </table:table-cell>
          <table:table-cell table:style-name="Table5.A1" office:value-type="string">
            <text:p text:style-name="P123">n</text:p>
          </table:table-cell>
          <table:table-cell table:style-name="Table5.A1" office:value-type="string">
            <text:p text:style-name="P134">no</text:p>
          </table:table-cell>
          <table:table-cell table:style-name="Table5.A1" office:value-type="string">
            <text:p text:style-name="P123">c</text:p>
          </table:table-cell>
          <table:table-cell table:style-name="Table5.A1" office:value-type="string">
            <text:p text:style-name="P134">co</text:p>
          </table:table-cell>
          <table:table-cell table:style-name="Table5.A1" office:value-type="string">
            <text:p text:style-name="P123">p</text:p>
          </table:table-cell>
          <table:table-cell table:style-name="Table5.A1" office:value-type="string">
            <text:p text:style-name="P134">po</text:p>
          </table:table-cell>
          <table:table-cell table:style-name="Table5.A1" office:value-type="string">
            <text:p text:style-name="P123"/>
          </table:table-cell>
          <table:table-cell table:style-name="Table5.A1" office:value-type="string">
            <text:p text:style-name="P134"/>
          </table:table-cell>
        </table:table-row>
        <table:table-row>
          <table:table-cell table:style-name="Table5.A1" office:value-type="string">
            <text:p text:style-name="P123">m</text:p>
          </table:table-cell>
          <table:table-cell table:style-name="Table5.A1" office:value-type="string">
            <text:p text:style-name="P123">mo</text:p>
          </table:table-cell>
          <table:table-cell table:style-name="Table5.A1" office:value-type="string">
            <text:p text:style-name="P123">r</text:p>
          </table:table-cell>
          <table:table-cell table:style-name="Table5.A1" office:value-type="string">
            <text:p text:style-name="P123">ro</text:p>
          </table:table-cell>
          <table:table-cell table:style-name="Table5.A1" office:value-type="string">
            <text:p text:style-name="P123">z</text:p>
          </table:table-cell>
          <table:table-cell table:style-name="Table5.A1" office:value-type="string">
            <text:p text:style-name="P123">zo</text:p>
          </table:table-cell>
          <table:table-cell table:style-name="Table5.A1" office:value-type="string">
            <text:p text:style-name="P123">l</text:p>
          </table:table-cell>
          <table:table-cell table:style-name="Table5.A1" office:value-type="string">
            <text:p text:style-name="P123">lo</text:p>
          </table:table-cell>
          <table:table-cell table:style-name="Table5.A1" office:value-type="string">
            <text:p text:style-name="P123"/>
          </table:table-cell>
          <table:table-cell table:style-name="Table5.A1" office:value-type="string">
            <text:p text:style-name="P123"/>
          </table:table-cell>
        </table:table-row>
        <table:table-row>
          <table:table-cell table:style-name="Table5.A1" office:value-type="string">
            <text:p text:style-name="P123">v</text:p>
          </table:table-cell>
          <table:table-cell table:style-name="Table5.A1" office:value-type="string">
            <text:p text:style-name="P123">vo</text:p>
          </table:table-cell>
          <table:table-cell table:style-name="Table5.A1" office:value-type="string">
            <text:p text:style-name="P123">j</text:p>
          </table:table-cell>
          <table:table-cell table:style-name="Table5.A1" office:value-type="string">
            <text:p text:style-name="P134">jo</text:p>
          </table:table-cell>
          <table:table-cell table:style-name="Table5.A1" office:value-type="string">
            <text:p text:style-name="P123">b</text:p>
          </table:table-cell>
          <table:table-cell table:style-name="Table5.A1" office:value-type="string">
            <text:p text:style-name="P123">bo</text:p>
          </table:table-cell>
          <table:table-cell table:style-name="Table5.A1" office:value-type="string">
            <text:p text:style-name="P123">d</text:p>
          </table:table-cell>
          <table:table-cell table:style-name="Table5.A1" office:value-type="string">
            <text:p text:style-name="P123"><text:span text:style-name="T125">d</text:span>o</text:p>
          </table:table-cell>
          <table:table-cell table:style-name="Table5.A1" office:value-type="string">
            <text:p text:style-name="P123"/>
          </table:table-cell>
          <table:table-cell table:style-name="Table5.A1" office:value-type="string">
            <text:p text:style-name="P123"/>
          </table:table-cell>
        </table:table-row>
        <table:table-row>
          <table:table-cell table:style-name="Table5.A1" office:value-type="string">
            <text:p text:style-name="P123">t</text:p>
          </table:table-cell>
          <table:table-cell table:style-name="Table5.A1" office:value-type="string">
            <text:p text:style-name="P123">to</text:p>
          </table:table-cell>
          <table:table-cell table:style-name="Table5.A1" office:value-type="string">
            <text:p text:style-name="P123">h</text:p>
          </table:table-cell>
          <table:table-cell table:style-name="Table5.A1" office:value-type="string">
            <text:p text:style-name="P123">ho</text:p>
          </table:table-cell>
          <table:table-cell table:style-name="Table5.A1" office:value-type="string">
            <text:p text:style-name="P123">f</text:p>
          </table:table-cell>
          <table:table-cell table:style-name="Table5.A1" office:value-type="string">
            <text:p text:style-name="P134">fo</text:p>
          </table:table-cell>
          <table:table-cell table:style-name="Table5.A1" office:value-type="string">
            <text:p text:style-name="P123">Z</text:p>
          </table:table-cell>
          <table:table-cell table:style-name="Table5.A1" office:value-type="string">
            <text:p text:style-name="P123"><text:span text:style-name="T99">Z</text:span><text:span text:style-name="T98">o</text:span></text:p>
          </table:table-cell>
          <table:table-cell table:style-name="Table5.A1" office:value-type="string">
            <text:p text:style-name="P123"/>
          </table:table-cell>
          <table:table-cell table:style-name="Table5.A1" office:value-type="string">
            <text:p text:style-name="P134"/>
          </table:table-cell>
        </table:table-row>
        <table:table-row>
          <table:table-cell table:style-name="Table5.A1" office:value-type="string">
            <text:p text:style-name="P123">w</text:p>
          </table:table-cell>
          <table:table-cell table:style-name="Table5.A1" office:value-type="string">
            <text:p text:style-name="P123"><text:span text:style-name="T100">w</text:span><text:span text:style-name="T98">o</text:span></text:p>
          </table:table-cell>
          <table:table-cell table:style-name="Table5.A1" office:value-type="string">
            <text:p text:style-name="P123">y</text:p>
          </table:table-cell>
          <table:table-cell table:style-name="Table5.A1" office:value-type="string">
            <text:p text:style-name="P123">yo</text:p>
          </table:table-cell>
          <table:table-cell table:style-name="Table5.A1" office:value-type="string">
            <text:p text:style-name="P123">N</text:p>
          </table:table-cell>
          <table:table-cell table:style-name="Table5.A1" office:value-type="string">
            <text:p text:style-name="P123">oN</text:p>
          </table:table-cell>
          <table:table-cell table:style-name="Table5.A1" office:value-type="string">
            <text:p text:style-name="P123">g</text:p>
          </table:table-cell>
          <table:table-cell table:style-name="Table5.A1" office:value-type="string">
            <text:p text:style-name="P123">go</text:p>
          </table:table-cell>
          <table:table-cell table:style-name="Table5.A1" office:value-type="string">
            <text:p text:style-name="P123"/>
          </table:table-cell>
          <table:table-cell table:style-name="Table5.A1" office:value-type="string">
            <text:p text:style-name="P123"/>
          </table:table-cell>
        </table:table-row>
      </table:table>
      <text:p text:style-name="P176"/>
      <text:p text:style-name="P40">Article<text:span text:style-name="T111">s:</text:span></text:p>
      <text:p text:style-name="P82"/>
      <text:p text:style-name="P59">Indefinite <text:span text:style-name="T109">Singular: (none)</text:span></text:p>
      <text:p text:style-name="P83"><text:span text:style-name="T111">Indefinite Plural: </text:span><text:span text:style-name="T185">tu</text:span><text:span text:style-name="T186">m</text:span></text:p>
      <text:p text:style-name="P194"/>
      <text:p text:style-name="P60"><text:span text:style-name="T21">Definite</text:span><text:span text:style-name="T24"> Singular</text:span><text:span text:style-name="T21">: </text:span><text:span text:style-name="T143">tru</text:span></text:p>
      <text:p text:style-name="P61">Definite Plural:<text:span text:style-name="T1"> </text:span><text:span text:style-name="T182">t</text:span><text:span text:style-name="T183">rotu</text:span></text:p>
      <text:p text:style-name="P115"/>
      <text:p text:style-name="P41"><text:span text:style-name="T121">Subject</text:span> Pronouns: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3">Number</text:p>
          </table:table-cell>
          <table:table-cell table:style-name="Table2.A1" office:value-type="string">
            <text:p text:style-name="P223">Person</text:p>
          </table:table-cell>
          <table:table-cell table:style-name="Table2.A1" office:value-type="string">
            <text:p text:style-name="P223">Subject</text:p>
          </table:table-cell>
          <table:table-cell table:style-name="Table2.D1" office:value-type="string">
            <text:p text:style-name="P223">English</text:p>
          </table:table-cell>
        </table:table-row>
        <table:table-row table:style-name="Table2.1">
          <table:table-cell table:style-name="Table2.A2" office:value-type="string">
            <text:p text:style-name="P205">Singular</text:p>
          </table:table-cell>
          <table:table-cell table:style-name="Table2.A2" office:value-type="string">
            <text:p text:style-name="P205">1st</text:p>
          </table:table-cell>
          <table:table-cell table:style-name="Table2.A2" office:value-type="string">
            <text:p text:style-name="P55">(none)</text:p>
          </table:table-cell>
          <table:table-cell table:style-name="Table2.D2" office:value-type="string">
            <text:p text:style-name="P207">I<text:span text:style-name="T112">, me</text:span>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05">2nd</text:p>
          </table:table-cell>
          <table:table-cell table:style-name="Table2.A2" office:value-type="string">
            <text:p text:style-name="P214"><text:span text:style-name="T207">t</text:span>on</text:p>
          </table:table-cell>
          <table:table-cell table:style-name="Table2.D2" office:value-type="string">
            <text:p text:style-name="P207">you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05">3rd</text:p>
          </table:table-cell>
          <table:table-cell table:style-name="Table2.A2" office:value-type="string">
            <text:p text:style-name="P214">son<text:span text:style-name="T126">u</text:span></text:p>
          </table:table-cell>
          <table:table-cell table:style-name="Table2.D2" office:value-type="string">
            <text:p text:style-name="P208">he, she, it<text:span text:style-name="T202">, this</text:span>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09">3rd</text:p>
          </table:table-cell>
          <table:table-cell table:style-name="Table2.A2" office:value-type="string">
            <text:p text:style-name="P215">sonA</text:p>
          </table:table-cell>
          <table:table-cell table:style-name="Table2.D2" office:value-type="string">
            <text:p text:style-name="P209">that</text:p>
          </table:table-cell>
        </table:table-row>
        <table:table-row table:style-name="Table2.1">
          <table:table-cell table:style-name="Table2.A2" office:value-type="string">
            <text:p text:style-name="P205">Plural</text:p>
          </table:table-cell>
          <table:table-cell table:style-name="Table2.A2" office:value-type="string">
            <text:p text:style-name="P205">1st</text:p>
          </table:table-cell>
          <table:table-cell table:style-name="Table2.A2" office:value-type="string">
            <text:p text:style-name="P216">suu</text:p>
          </table:table-cell>
          <table:table-cell table:style-name="Table2.D2" office:value-type="string">
            <text:p text:style-name="P207">we<text:span text:style-name="T112">, us</text:span>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05">2nd</text:p>
          </table:table-cell>
          <table:table-cell table:style-name="Table2.A2" office:value-type="string">
            <text:p text:style-name="P217">tan</text:p>
          </table:table-cell>
          <table:table-cell table:style-name="Table2.D2" office:value-type="string">
            <text:p text:style-name="P210">you <text:span text:style-name="T110">all</text:span>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05">3rd</text:p>
          </table:table-cell>
          <table:table-cell table:style-name="Table2.A2" office:value-type="string">
            <text:p text:style-name="P218">suunu</text:p>
          </table:table-cell>
          <table:table-cell table:style-name="Table2.D2" office:value-type="string">
            <text:p text:style-name="P211">they<text:span text:style-name="T190">, these</text:span></text:p>
          </table:table-cell>
        </table:table-row>
        <table:table-row table:style-name="Table2.1">
          <table:table-cell table:style-name="Table2.A2" office:value-type="string">
            <text:p text:style-name="P206"/>
          </table:table-cell>
          <table:table-cell table:style-name="Table2.A2" office:value-type="string">
            <text:p text:style-name="P212">3rd</text:p>
          </table:table-cell>
          <table:table-cell table:style-name="Table2.A2" office:value-type="string">
            <text:p text:style-name="P219">suunA</text:p>
          </table:table-cell>
          <table:table-cell table:style-name="Table2.D2" office:value-type="string">
            <text:p text:style-name="P213">those</text:p>
          </table:table-cell>
        </table:table-row>
      </table:table>
      <text:p text:style-name="P8"/>
      <text:p text:style-name="P42"><text:soft-page-break/><text:span text:style-name="T221">Noun </text:span>Markers<text:span text:style-name="T222">:</text:span></text:p>
      <text:p text:style-name="P84"/>
      <text:p text:style-name="P62"><text:span text:style-name="T146">po</text:span><text:span text:style-name="T4"> </text:span><text:span text:style-name="T76">- direct object</text:span><text:span text:style-name="T46"> (</text:span><text:span text:style-name="T47">omitted when final</text:span><text:span text:style-name="T46">).</text:span></text:p>
      <text:p text:style-name="P85"/>
      <text:p text:style-name="P124"><text:span text:style-name="T128">brAs </text:span>t<text:span text:style-name="T195">eo tru.</text:span></text:p>
      <text:p text:style-name="P84">"I own the night."</text:p>
      <text:p text:style-name="P84"/>
      <text:p text:style-name="P135">teo po tru brAs.</text:p>
      <text:p text:style-name="P86">"The night, I own."</text:p>
      <text:p text:style-name="P84"/>
      <text:p text:style-name="P177"><text:span text:style-name="T159">es</text:span><text:span text:style-name="T49"> - </text:span><text:span text:style-name="T51">possesive</text:span></text:p>
      <text:p text:style-name="P63"/>
      <text:p text:style-name="P125"><text:span text:style-name="T75">s</text:span><text:span text:style-name="T89">uunu</text:span><text:span text:style-name="T75"> </text:span><text:span text:style-name="T72">brAso </text:span><text:span text:style-name="T90">teo</text:span><text:span text:style-name="T72"> po tru sE </text:span><text:span text:style-name="T83">es</text:span><text:span text:style-name="T72"> tr</text:span><text:span text:style-name="T78">o</text:span><text:span text:style-name="T72">tu.</text:span></text:p>
      <text:p text:style-name="P87">"They will own the <text:span text:style-name="T130">night of the people.</text:span>"</text:p>
      <text:p text:style-name="P88"/>
      <text:p text:style-name="P136"><text:span text:style-name="T137">sE suunu </text:span>es<text:span text:style-name="T139"> </text:span>das<text:span text:style-name="T138">uu</text:span> <text:span text:style-name="T216">suu</text:span>.</text:p>
      <text:p text:style-name="P89">"Their people will force u<text:span text:style-name="T203">s</text:span>."</text:p>
      <text:p text:style-name="P62"/>
      <text:p text:style-name="P178"><text:span text:style-name="T160">pr</text:span><text:span text:style-name="T161">u</text:span><text:span text:style-name="T49"> - to</text:span><text:span text:style-name="T67">wards or directed at</text:span></text:p>
      <text:p text:style-name="P64"/>
      <text:p text:style-name="P126">tan vooso sE pru trotu.</text:p>
      <text:p text:style-name="P65">"<text:span text:style-name="T135">You</text:span> <text:span text:style-name="T135">all </text:span>will speak to the people."</text:p>
      <text:p text:style-name="P65"/>
      <text:p text:style-name="P196"><text:span text:style-name="T162">o</text:span><text:span text:style-name="T163">s</text:span><text:span text:style-name="T113"> </text:span><text:span text:style-name="T12">- </text:span><text:span text:style-name="T49">for</text:span></text:p>
      <text:p text:style-name="P90"/>
      <text:p text:style-name="P137"><text:span text:style-name="T217">suu</text:span> <text:span text:style-name="T122">o</text:span>brAs t<text:span text:style-name="T196">eo</text:span> po t<text:span text:style-name="T131">ru </text:span>sE os tr<text:span text:style-name="T127">o</text:span>tu.</text:p>
      <text:p text:style-name="P90">"<text:span text:style-name="T129">W</text:span>e owned the night<text:span text:style-name="T129"> for the people.</text:span>"</text:p>
      <text:p text:style-name="P90"/>
      <text:p text:style-name="P43"><text:span text:style-name="T220">Modifying </text:span>Markers:</text:p>
      <text:p text:style-name="P90"/>
      <text:p text:style-name="P160"><text:span text:style-name="T143">et</text:span><text:span text:style-name="T5"> - or</text:span></text:p>
      <text:p text:style-name="P91"/>
      <text:p text:style-name="P138">?somno et nEsu.</text:p>
      <text:p text:style-name="P93">Red or yellow?</text:p>
      <text:p text:style-name="P91"/>
      <text:p text:style-name="P179"><text:span text:style-name="T164">?</text:span><text:span text:style-name="T5"> - question </text:span><text:span text:style-name="T50">(pronounced </text:span><text:span text:style-name="T165">cA</text:span><text:span text:style-name="T50">)</text:span></text:p>
      <text:p text:style-name="P92"/>
      <text:p text:style-name="P127"><text:span text:style-name="T77">?</text:span><text:span text:style-name="T92">t</text:span><text:span text:style-name="T74">on </text:span><text:span text:style-name="T80">brAso </text:span><text:span text:style-name="T74">sE tr</text:span><text:span text:style-name="T79">o</text:span><text:span text:style-name="T74">tu</text:span><text:span text:style-name="T84">, </text:span><text:span text:style-name="T85">et </text:span><text:span text:style-name="T91">sE po trotu</text:span><text:span text:style-name="T81"> brAso </text:span><text:span text:style-name="T92">t</text:span><text:span text:style-name="T91">on</text:span><text:span text:style-name="T85">.</text:span></text:p>
      <text:p text:style-name="P66"><text:span text:style-name="T74">"</text:span><text:span text:style-name="T72">Will you own the people</text:span><text:span text:style-name="T86">, or will the people own you</text:span><text:span text:style-name="T72">?"</text:span></text:p>
      <text:p text:style-name="P161"/>
      <text:p text:style-name="P156"><text:span text:style-name="T145">anu</text:span><text:span text:style-name="T31"> - not</text:span></text:p>
      <text:p text:style-name="P94"/>
      <text:p text:style-name="P128"><text:span text:style-name="T93">t</text:span><text:span text:style-name="T87">on o</text:span><text:span text:style-name="T72">daso an</text:span><text:span text:style-name="T88">u</text:span><text:span text:style-name="T72">.</text:span></text:p>
      <text:p text:style-name="P96">"<text:span text:style-name="T194">You did not </text:span>forc<text:span text:style-name="T136">e me</text:span>."</text:p>
      <text:p text:style-name="P96"/>
      <text:p text:style-name="P129"><text:span text:style-name="T72">dasoo</text:span><text:span text:style-name="T82"> </text:span><text:span text:style-name="T72">anu </text:span><text:span text:style-name="T94">t</text:span><text:span text:style-name="T72">on.</text:span></text:p>
      <text:p text:style-name="P97">"I will not force you."</text:p>
      <text:p text:style-name="P162"><text:soft-page-break/></text:p>
      <text:p text:style-name="P157"><text:span text:style-name="T155">no</text:span><text:span text:style-name="T31"> - and</text:span></text:p>
      <text:p text:style-name="P95"/>
      <text:p text:style-name="P139"><text:span text:style-name="T191">suunu oroon do </text:span>aon n<text:span text:style-name="T193">o</text:span> gau<text:span text:style-name="T191">.</text:span></text:p>
      <text:p text:style-name="P98">"<text:span text:style-name="T191">They have done </text:span>good and evil<text:span text:style-name="T191">.</text:span>"</text:p>
      <text:p text:style-name="P140"/>
      <text:p text:style-name="P141"><text:span text:style-name="T208">tan</text:span> voos sE <text:span text:style-name="T208">trotu </text:span>n<text:span text:style-name="T192">o</text:span> dox anu<text:span text:style-name="T204"> os</text:span>.</text:p>
      <text:p text:style-name="P99">"We speak for the people and not <text:span text:style-name="T140">a </text:span>state."</text:p>
      <text:p text:style-name="P116"/>
      <text:p text:style-name="P45">Verb<text:span text:style-name="T223"> Time Tense</text:span>:</text:p>
      <text:p text:style-name="P80"/>
      <text:p text:style-name="P180"><text:span text:style-name="T166">o</text:span><text:span text:style-name="T143">brAs</text:span><text:span text:style-name="T5"> - "</text:span><text:span text:style-name="T22">I </text:span><text:span text:style-name="T5">owned"</text:span></text:p>
      <text:p text:style-name="P181"><text:span text:style-name="T143">brAs</text:span><text:span text:style-name="T5"> - "</text:span><text:span text:style-name="T22">I </text:span><text:span text:style-name="T5">own"</text:span></text:p>
      <text:p text:style-name="P180"><text:span text:style-name="T143">brAs</text:span><text:span text:style-name="T167">o</text:span><text:span text:style-name="T5"> - "</text:span><text:span text:style-name="T22">I </text:span><text:span text:style-name="T5">will own"</text:span></text:p>
      <text:p text:style-name="P67"/>
      <text:p text:style-name="P182"><text:span text:style-name="T168">o</text:span><text:span text:style-name="T143">brAs </text:span><text:span text:style-name="T181">teo </text:span><text:span text:style-name="T169">tru</text:span><text:span text:style-name="T143">.</text:span><text:span text:style-name="T108"> </text:span><text:span text:style-name="T23">"I owned the night."</text:span></text:p>
      <text:p text:style-name="P183"><text:span text:style-name="T143">brAs </text:span><text:span text:style-name="T181">teo </text:span><text:span text:style-name="T170">tru</text:span><text:span text:style-name="T143">.</text:span><text:span text:style-name="T108"> </text:span><text:span text:style-name="T5">"I own the night."</text:span></text:p>
      <text:p text:style-name="P100"><text:span text:style-name="T171">brAs</text:span><text:span text:style-name="T172">o </text:span><text:span text:style-name="T181">teo </text:span><text:span text:style-name="T171">tru.</text:span><text:span text:style-name="T3"> </text:span><text:span text:style-name="T114">"I will own the night."</text:span></text:p>
      <text:p text:style-name="P197"/>
      <text:p text:style-name="P198">Verbs that start or end with a short vowel have it <text:span text:style-name="T209">lengthened</text:span> when the added<text:span text:style-name="T224">,</text:span> <text:span text:style-name="T143">o</text:span><text:span text:style-name="T119">,</text:span><text:span text:style-name="T5"> overlaps.</text:span></text:p>
      <text:p text:style-name="P101"/>
      <text:p text:style-name="P163"><text:span text:style-name="T143">agres</text:span><text:span text:style-name="T5"> - to stand</text:span></text:p>
      <text:p text:style-name="P102"/>
      <text:p text:style-name="P142">Agres <text:span text:style-name="T210">t</text:span>on luu.</text:p>
      <text:p text:style-name="P199"><text:span text:style-name="T61">"I stood with </text:span><text:span text:style-name="T62">you</text:span><text:span text:style-name="T61">."</text:span></text:p>
      <text:p text:style-name="P103"/>
      <text:p text:style-name="P144">ahreso m<text:span text:style-name="T205">u</text:span>l s<text:span text:style-name="T141">uu</text:span>nu<text:span text:style-name="T133"> </text:span>luu.</text:p>
      <text:p text:style-name="P104">"I <text:span text:style-name="T142">will be standing</text:span> with them."</text:p>
      <text:p text:style-name="P197"/>
      <text:p text:style-name="P169"><text:span text:style-name="T132">Verb </text:span>Markers:</text:p>
      <text:p text:style-name="P197"/>
      <text:p text:style-name="P164"><text:span text:style-name="T143">m</text:span><text:span text:style-name="T180">u</text:span><text:span text:style-name="T143">l</text:span><text:span text:style-name="T5"> - </text:span><text:span text:style-name="T57">progressive action</text:span><text:span text:style-name="T5"> marker</text:span></text:p>
      <text:p text:style-name="P105"/>
      <text:p text:style-name="P165"><text:span text:style-name="T184">t</text:span><text:span text:style-name="T143">on brAs m</text:span><text:span text:style-name="T180">u</text:span><text:span text:style-name="T143">l t</text:span><text:span text:style-name="T177">eo</text:span><text:span text:style-name="T173"> </text:span><text:span text:style-name="T143">tru.</text:span><text:span text:style-name="T5"><text:line-break/>"You </text:span><text:span text:style-name="T56">are</text:span><text:span text:style-name="T5"> owning the night."</text:span></text:p>
      <text:p text:style-name="P106"/>
      <text:p text:style-name="P166"><text:span text:style-name="T174">do</text:span><text:span text:style-name="T5"> - </text:span><text:span text:style-name="T58">completed</text:span><text:span text:style-name="T5"> action marker</text:span></text:p>
      <text:p text:style-name="P107"/>
      <text:p text:style-name="P145"><text:span text:style-name="T211">t</text:span>on brAs <text:span text:style-name="T123">do</text:span> t<text:span text:style-name="T197">eo</text:span> tru.</text:p>
      <text:p text:style-name="P108">"You have owned the night."</text:p>
      <text:p text:style-name="P109"/>
      <text:p text:style-name="P146"><text:span text:style-name="T211">t</text:span>on brAs do <text:span text:style-name="T212">mul </text:span>t<text:span text:style-name="T197">eo </text:span>tru.</text:p>
      <text:p text:style-name="P110">"You ha<text:span text:style-name="T124">ve</text:span> been owning the night."</text:p>
      <text:p text:style-name="P117"/>
      <text:p text:style-name="P170">Numbers:</text:p>
      <text:p text:style-name="P195"/>
      <text:p text:style-name="P111"><text:soft-page-break/>The numbers and their names are mapped directly on to the alphabet.</text:p>
      <text:p text:style-name="P20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224">0</text:p>
          </table:table-cell>
          <table:table-cell table:style-name="Table1.A1" office:value-type="string">
            <text:p text:style-name="P225">1</text:p>
          </table:table-cell>
          <table:table-cell table:style-name="Table1.A1" office:value-type="string">
            <text:p text:style-name="P225">2</text:p>
          </table:table-cell>
          <table:table-cell table:style-name="Table1.A1" office:value-type="string">
            <text:p text:style-name="P224">3</text:p>
          </table:table-cell>
          <table:table-cell table:style-name="Table1.A1" office:value-type="string">
            <text:p text:style-name="P224">4</text:p>
          </table:table-cell>
          <table:table-cell table:style-name="Table1.A1" office:value-type="string">
            <text:p text:style-name="P226">5</text:p>
          </table:table-cell>
          <table:table-cell table:style-name="Table1.A1" office:value-type="string">
            <text:p text:style-name="P227">6</text:p>
          </table:table-cell>
          <table:table-cell table:style-name="Table1.A1" office:value-type="string">
            <text:p text:style-name="P227">7</text:p>
          </table:table-cell>
          <table:table-cell table:style-name="Table1.A1" office:value-type="string">
            <text:p text:style-name="P226">8</text:p>
          </table:table-cell>
          <table:table-cell table:style-name="Table1.J1" office:value-type="string">
            <text:p text:style-name="P228">9</text:p>
          </table:table-cell>
        </table:table-row>
        <table:table-row>
          <table:table-cell table:style-name="Table1.A2" office:value-type="string">
            <text:p text:style-name="P220">0</text:p>
          </table:table-cell>
          <table:table-cell table:style-name="Table1.A2" office:value-type="string">
            <text:p text:style-name="P221">1</text:p>
          </table:table-cell>
          <table:table-cell table:style-name="Table1.A2" office:value-type="string">
            <text:p text:style-name="P221">2</text:p>
          </table:table-cell>
          <table:table-cell table:style-name="Table1.A2" office:value-type="string">
            <text:p text:style-name="P220">3</text:p>
          </table:table-cell>
          <table:table-cell table:style-name="Table1.A2" office:value-type="string">
            <text:p text:style-name="P220">4</text:p>
          </table:table-cell>
          <table:table-cell table:style-name="Table1.A2" office:value-type="string">
            <text:p text:style-name="P222">s</text:p>
          </table:table-cell>
          <table:table-cell table:style-name="Table1.A2" office:value-type="string">
            <text:p text:style-name="P222">n</text:p>
          </table:table-cell>
          <table:table-cell table:style-name="Table1.A2" office:value-type="string">
            <text:p text:style-name="P222">c</text:p>
          </table:table-cell>
          <table:table-cell table:style-name="Table1.A2" office:value-type="string">
            <text:p text:style-name="P222">p</text:p>
          </table:table-cell>
          <table:table-cell table:style-name="Table1.J2" office:value-type="string">
            <text:p text:style-name="P222">m</text:p>
          </table:table-cell>
        </table:table-row>
      </table:table>
      <text:p text:style-name="P184"/>
      <text:p text:style-name="P203"><text:span text:style-name="T17">If necessary, n</text:span><text:span text:style-name="T6">umbers are marked with the </text:span><text:span text:style-name="T187">;</text:span><text:span text:style-name="T8"> </text:span><text:span text:style-name="T17">symbol</text:span><text:span text:style-name="T16">.</text:span></text:p>
      <text:p text:style-name="P185"/>
      <text:p text:style-name="P130"><text:span text:style-name="T214">;</text:span>01<text:span text:style-name="T214">;</text:span>28<text:span text:style-name="T214">;</text:span>1983 <text:span text:style-name="T5">- "01/28/1983"</text:span></text:p>
      <text:p text:style-name="P68"/>
      <text:p text:style-name="P204"><text:span text:style-name="T175">t</text:span><text:span text:style-name="T178">eo</text:span><text:span text:style-name="T175"> </text:span><text:span text:style-name="T187">;</text:span><text:span text:style-name="T179">49</text:span><text:span text:style-name="T2"> </text:span><text:span text:style-name="T15">- "</text:span><text:span text:style-name="T64">49</text:span><text:span text:style-name="T7"> nights"</text:span></text:p>
      <text:p text:style-name="P131">uu + ro + mo = uuromo</text:p>
      <text:p text:style-name="P186"><text:span text:style-name="T14">"</text:span><text:span text:style-name="T27">four</text:span><text:span text:style-name="T9">"</text:span><text:span text:style-name="T18"> </text:span><text:span text:style-name="T19">+ </text:span><text:span text:style-name="T14">"</text:span><text:span text:style-name="T9">t</text:span><text:span text:style-name="T7">en</text:span><text:span text:style-name="T9">"</text:span><text:span text:style-name="T19"> + </text:span><text:span text:style-name="T14">"</text:span><text:span text:style-name="T27">nine</text:span><text:span text:style-name="T9">"</text:span><text:span text:style-name="T19"> = </text:span><text:span text:style-name="T20">"</text:span><text:span text:style-name="T27">forty nine</text:span><text:span text:style-name="T20">"</text:span></text:p>
      <text:p text:style-name="P69"/>
      <text:p text:style-name="P143">Agres s<text:span text:style-name="T199">uunu</text:span> luu t<text:span text:style-name="T198">eo</text:span> os <text:span text:style-name="T214">;um</text:span>.</text:p>
      <text:p text:style-name="P200"><text:span text:style-name="T61">"I stood with </text:span><text:span text:style-name="T65">them</text:span><text:span text:style-name="T63"> for 49 nights</text:span><text:span text:style-name="T61">."</text:span></text:p>
      <text:p text:style-name="P187"/>
      <text:p text:style-name="P188"><text:span text:style-name="T143">d</text:span><text:span text:style-name="T5"> is added before </text:span><text:span text:style-name="T29">the</text:span><text:span text:style-name="T53">se </text:span><text:span text:style-name="T60">sounds,</text:span><text:span text:style-name="T54"> </text:span><text:span text:style-name="T29">(</text:span><text:span text:style-name="T176">I, A, E, uu</text:span><text:span text:style-name="T29">)</text:span><text:span text:style-name="T54">, </text:span><text:span text:style-name="T55">unless they begin the </text:span><text:span text:style-name="T60">name of the number.</text:span></text:p>
      <text:p text:style-name="P189"/>
      <text:p text:style-name="P132"><text:span text:style-name="T134">po</text:span> +<text:span text:style-name="T120"> r</text:span>o<text:span text:style-name="T71"> + (d)E = porodE</text:span></text:p>
      <text:p text:style-name="P70">"eight" + "ten" + "three" = "eighty three"</text:p>
      <text:p text:style-name="P190"/>
      <text:p text:style-name="P191"><text:span text:style-name="T147">romo</text:span><text:span text:style-name="T145"> </text:span><text:span text:style-name="T148">por</text:span><text:span text:style-name="T149">odE</text:span><text:span text:style-name="T32"> - </text:span><text:span text:style-name="T33">"</text:span><text:span text:style-name="T32">n</text:span><text:span text:style-name="T31">ineteen eighty three</text:span><text:span text:style-name="T33">"</text:span></text:p>
      <text:p text:style-name="P112"/>
      <text:p text:style-name="P192"><text:span text:style-name="T42">P</text:span><text:span text:style-name="T31">osition</text:span><text:span text:style-name="T43">al</text:span><text:span text:style-name="T31"> </text:span><text:span text:style-name="T44">terms</text:span><text:span text:style-name="T31"> like "1st" </text:span><text:span text:style-name="T45">and</text:span><text:span text:style-name="T31"> modifiers like "double" are formed with the word for position: </text:span><text:span text:style-name="T150">oc</text:span><text:span text:style-name="T35">, a number</text:span><text:span text:style-name="T36"> name</text:span><text:span text:style-name="T35">, and the ending </text:span><text:span text:style-name="T157">s</text:span><text:span text:style-name="T35">.</text:span></text:p>
      <text:p text:style-name="P113"/>
      <text:p text:style-name="P192"><text:span text:style-name="T40">The word for "double" </text:span><text:span text:style-name="T48">or "2nd" </text:span><text:span text:style-name="T40">is </text:span><text:span text:style-name="T156">ocAs</text:span><text:span text:style-name="T158"> </text:span><text:span text:style-name="T40">. </text:span><text:span text:style-name="T31">The </text:span><text:span text:style-name="T40">names of the special doubled characters are </text:span><text:span text:style-name="T156">oo ocAs</text:span><text:span text:style-name="T40">,</text:span><text:span text:style-name="T156"> ii ocAs</text:span><text:span text:style-name="T40">,</text:span><text:span text:style-name="T156"> A ocAs</text:span><text:span text:style-name="T40">,</text:span><text:span text:style-name="T156"> E ocAs</text:span><text:span text:style-name="T40">,</text:span><text:span text:style-name="T156"> uu ocAs</text:span><text:span text:style-name="T40">.</text:span></text:p>
      <text:p text:style-name="P114"/>
      <text:p text:style-name="P193"><text:span text:style-name="T34">T</text:span><text:span text:style-name="T31">he word for "</text:span><text:span text:style-name="T38">quintuple</text:span><text:span text:style-name="T31">" </text:span><text:span text:style-name="T39">is </text:span><text:span text:style-name="T31">the same as the word for "</text:span><text:span text:style-name="T38">5</text:span><text:span text:style-name="T31">th": </text:span><text:span text:style-name="T151">oc</text:span><text:span text:style-name="T152">co</text:span><text:span text:style-name="T145">s</text:span><text:span text:style-name="T31">.</text:span><text:span text:style-name="T37"> "17th" or "17-fold" would be: </text:span><text:span text:style-name="T153">oc</text:span><text:span text:style-name="T154">rocos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6-13T18:58:13.788363640</dc:date>
    <meta:editing-duration>P5DT18H32M14S</meta:editing-duration>
    <meta:editing-cycles>935</meta:editing-cycles>
    <meta:generator>LibreOffice/5.1.3.2$Linux_x86 LibreOffice_project/10m0$Build-2</meta:generator>
    <meta:document-statistic meta:table-count="6" meta:image-count="0" meta:object-count="0" meta:page-count="5" meta:paragraph-count="323" meta:word-count="836" meta:character-count="3679" meta:non-whitespace-character-count="3166"/>
  </office:meta>
</office:document-meta>
</file>